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4.934cm"/>
    </style:style>
    <style:style style:name="co3" style:family="table-column">
      <style:table-column-properties fo:break-before="auto" style:column-width="5.253cm"/>
    </style:style>
    <style:style style:name="co4" style:family="table-column">
      <style:table-column-properties fo:break-before="auto" style:column-width="2.896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98cm"/>
    </style:style>
    <style:style style:name="co8" style:family="table-column">
      <style:table-column-properties fo:break-before="auto" style:column-width="3.044cm"/>
    </style:style>
    <style:style style:name="co9" style:family="table-column">
      <style:table-column-properties fo:break-before="auto" style:column-width="3.395cm"/>
    </style:style>
    <style:style style:name="co10" style:family="table-column">
      <style:table-column-properties fo:break-before="auto" style:column-width="3.464cm"/>
    </style:style>
    <style:style style:name="co11" style:family="table-column">
      <style:table-column-properties fo:break-before="auto" style:column-width="2.847cm"/>
    </style:style>
    <style:style style:name="co12" style:family="table-column">
      <style:table-column-properties fo:break-before="auto" style:column-width="3.491cm"/>
    </style:style>
    <style:style style:name="co13" style:family="table-column">
      <style:table-column-properties fo:break-before="auto" style:column-width="2.771cm"/>
    </style:style>
    <style:style style:name="co14" style:family="table-column">
      <style:table-column-properties fo:break-before="auto" style:column-width="2.327cm"/>
    </style:style>
    <style:style style:name="co15" style:family="table-column">
      <style:table-column-properties fo:break-before="auto" style:column-width="3.664cm"/>
    </style:style>
    <style:style style:name="co16" style:family="table-column">
      <style:table-column-properties fo:break-before="auto" style:column-width="3.341cm"/>
    </style:style>
    <style:style style:name="co17" style:family="table-column">
      <style:table-column-properties fo:break-before="auto" style:column-width="2.995cm"/>
    </style:style>
    <style:style style:name="co18" style:family="table-column">
      <style:table-column-properties fo:break-before="auto" style:column-width="3.515cm"/>
    </style:style>
    <style:style style:name="co19" style:family="table-column">
      <style:table-column-properties fo:break-before="auto" style:column-width="2.946cm"/>
    </style:style>
    <style:style style:name="co20" style:family="table-column">
      <style:table-column-properties fo:break-before="auto" style:column-width="2.746cm"/>
    </style:style>
    <style:style style:name="co21" style:family="table-column">
      <style:table-column-properties fo:break-before="auto" style:column-width="2.872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39cm"/>
    </style:style>
    <style:style style:name="co24" style:family="table-column">
      <style:table-column-properties fo:break-before="auto" style:column-width="3.4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6cm" fo:break-before="auto" style:use-optimal-row-height="false"/>
    </style:style>
    <style:style style:name="ro3" style:family="table-row">
      <style:table-row-properties style:row-height="1.1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729fcf" fo:border="0.74pt solid #000000"/>
    </style:style>
    <style:style style:name="ce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b2b2b2"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77bc65" fo:border="0.74pt solid #000000"/>
    </style:style>
    <style:style style:name="ce23" style:family="table-cell" style:parent-style-name="Default">
      <style:table-cell-properties fo:background-color="#acb20c" fo:border="0.74pt solid #000000"/>
    </style:style>
    <style:style style:name="ce24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acb20c" fo:border="0.74pt solid #000000"/>
    </style:style>
    <style:style style:name="ce26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31.591cm" svg:height="9.893cm" svg:x="11.724cm" svg:y="9.075cm">
            <draw:object draw:notify-on-update-of-ranges="Sheet1.C5:Sheet1.C14 Sheet1.T5:Sheet1.T14 Sheet1.L5:Sheet1.L14 Sheet1.AF5:Sheet1.AF14 Sheet1.AR5:Sheet1.AR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4.85cm" svg:height="9.893cm" svg:x="43.52cm" svg:y="8.992cm">
            <draw:object draw:notify-on-update-of-ranges="Sheet1.C5:Sheet1.C14 Sheet1.U5:Sheet1.U14 Sheet1.M5:Sheet1.M14 Sheet1.AG5:Sheet1.AG14 Sheet1.AS5:Sheet1.AS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228cm" svg:height="9.893cm" svg:x="115.839cm" svg:y="9.344cm">
            <draw:object draw:notify-on-update-of-ranges="Sheet1.T4:Sheet1.W4 Sheet1.X16:Sheet1.AA16 Sheet1.AJ16:Sheet1.AM16 Sheet1.AV16:Sheet1.AY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6.631cm" svg:height="9.893cm" svg:x="78.574cm" svg:y="8.988cm">
            <draw:object draw:notify-on-update-of-ranges="Sheet1.C5:Sheet1.C14 Sheet1.W5:Sheet1.W14 Sheet1.W5:Sheet1.W14 Sheet1.AI5:Sheet1.AI14 Sheet1.AU5:Sheet1.AU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5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6" table:number-columns-repeated="3" table:default-cell-style-name="Default"/>
        <table:table-row table:style-name="ro1">
          <table:table-cell table:number-columns-repeated="54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Circuit</text:p>
          </table:table-cell>
          <table:covered-table-cell table:style-name="ce8"/>
          <table:table-cell table:style-name="ce19" office:value-type="string" calcext:value-type="string" table:number-columns-spanned="4" table:number-rows-spanned="1">
            <text:p>Reference</text:p>
          </table:table-cell>
          <table:covered-table-cell table:number-columns-repeated="3" table:style-name="ce12"/>
          <table:table-cell table:style-name="ce19" office:value-type="string" calcext:value-type="string" table:number-columns-spanned="8" table:number-rows-spanned="1">
            <text:p>Reference Short Wire</text:p>
          </table:table-cell>
          <table:covered-table-cell table:number-columns-repeated="7" table:style-name="ce12"/>
          <table:table-cell table:style-name="ce4" office:value-type="string" calcext:value-type="string" table:number-columns-spanned="12" table:number-rows-spanned="1">
            <text:p>FS4 Short Wire</text:p>
          </table:table-cell>
          <table:covered-table-cell table:number-columns-repeated="11" table:style-name="ce8"/>
          <table:table-cell table:style-name="ce4" office:value-type="string" calcext:value-type="string" table:number-columns-spanned="12" table:number-rows-spanned="1">
            <text:p>Full With No Same Side Short Wire</text:p>
          </table:table-cell>
          <table:covered-table-cell table:number-columns-repeated="11" table:style-name="ce8"/>
          <table:table-cell table:style-name="ce19" office:value-type="string" calcext:value-type="string" table:number-columns-spanned="12" table:number-rows-spanned="1">
            <text:p>Full Short Wire</text:p>
          </table:table-cell>
          <table:covered-table-cell table:number-columns-repeated="11" table:style-name="ce8"/>
          <table:table-cell table:number-columns-repeated="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Reference</text:p>
          </table:table-cell>
          <table:covered-table-cell table:style-name="ce8"/>
          <table:table-cell table:style-name="ce19" table:number-columns-spanned="4" table:number-rows-spanned="1"/>
          <table:covered-table-cell table:number-columns-repeated="3" table:style-name="ce12"/>
          <table:table-cell table:style-name="ce19" table:number-columns-spanned="4" table:number-rows-spanned="1"/>
          <table:covered-table-cell table:number-columns-repeated="3" table:style-name="ce12"/>
          <table:table-cell table:style-name="ce19" office:value-type="string" calcext:value-type="string" table:number-columns-spanned="4" table:number-rows-spanned="1">
            <text:p>Reference</text:p>
          </table:table-cell>
          <table:covered-table-cell table:number-columns-repeated="3" table:style-name="ce12"/>
          <table:table-cell table:style-name="ce4"/>
          <table:table-cell table:style-name="ce8" table:number-columns-repeated="3"/>
          <table:table-cell table:style-name="ce19" office:value-type="string" calcext:value-type="string" table:number-columns-spanned="4" table:number-rows-spanned="1">
            <text:p>Reference</text:p>
          </table:table-cell>
          <table:covered-table-cell table:number-columns-repeated="3" table:style-name="ce12"/>
          <table:table-cell table:style-name="ce19" office:value-type="string" calcext:value-type="string" table:number-columns-spanned="4" table:number-rows-spanned="1">
            <text:p>Reference Short Wire</text:p>
          </table:table-cell>
          <table:covered-table-cell table:number-columns-repeated="3" table:style-name="ce12"/>
          <table:table-cell table:style-name="ce4"/>
          <table:table-cell table:style-name="ce8" table:number-columns-repeated="3"/>
          <table:table-cell table:style-name="ce19" office:value-type="string" calcext:value-type="string" table:number-columns-spanned="4" table:number-rows-spanned="1">
            <text:p>Reference</text:p>
          </table:table-cell>
          <table:covered-table-cell table:number-columns-repeated="3" table:style-name="ce12"/>
          <table:table-cell table:style-name="ce19" office:value-type="string" calcext:value-type="string" table:number-columns-spanned="4" table:number-rows-spanned="1">
            <text:p>Reference Short Wire</text:p>
          </table:table-cell>
          <table:covered-table-cell table:number-columns-repeated="3" table:style-name="ce12"/>
          <table:table-cell table:style-name="ce19"/>
          <table:table-cell table:style-name="ce8" table:number-columns-repeated="3"/>
          <table:table-cell table:style-name="ce19" office:value-type="string" calcext:value-type="string" table:number-columns-spanned="4" table:number-rows-spanned="1">
            <text:p>Reference</text:p>
          </table:table-cell>
          <table:covered-table-cell table:number-columns-repeated="3" table:style-name="ce12"/>
          <table:table-cell table:style-name="ce19" office:value-type="string" calcext:value-type="string" table:number-columns-spanned="4" table:number-rows-spanned="1">
            <text:p>Reference Short Wire</text:p>
          </table:table-cell>
          <table:covered-table-cell table:number-columns-repeated="3" table:style-name="ce1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Basic No Timing</text:p>
          </table:table-cell>
          <table:covered-table-cell table:style-name="ce6"/>
          <table:table-cell table:style-name="ce11" office:value-type="string" calcext:value-type="string">
            <text:p>Total Wirelength</text:p>
          </table:table-cell>
          <table:table-cell table:style-name="ce9" office:value-type="string" calcext:value-type="string">
            <text:p>Min Chan Width</text:p>
          </table:table-cell>
          <table:table-cell table:style-name="ce9" office:value-type="string" calcext:value-type="string">
            <text:p>Critical Path</text:p>
          </table:table-cell>
          <table:table-cell table:style-name="ce9" office:value-type="string" calcext:value-type="string">
            <text:p>Max Net Length</text:p>
          </table:table-cell>
          <table:table-cell table:style-name="ce11" office:value-type="string" calcext:value-type="string">
            <text:p>Total Wirelength</text:p>
          </table:table-cell>
          <table:table-cell table:style-name="ce9" office:value-type="string" calcext:value-type="string">
            <text:p>Min Chan Width</text:p>
          </table:table-cell>
          <table:table-cell table:style-name="ce9" office:value-type="string" calcext:value-type="string">
            <text:p>Critical Path</text:p>
          </table:table-cell>
          <table:table-cell table:style-name="ce9" office:value-type="string" calcext:value-type="string">
            <text:p>Max Net Length</text:p>
          </table:table-cell>
          <table:table-cell table:style-name="ce9" office:value-type="string" calcext:value-type="string">
            <text:p>Total Wirelength Diff</text:p>
          </table:table-cell>
          <table:table-cell table:style-name="ce9" office:value-type="string" calcext:value-type="string">
            <text:p>Min Chan Width Diff</text:p>
          </table:table-cell>
          <table:table-cell table:style-name="ce9" office:value-type="string" calcext:value-type="string">
            <text:p>Critical Path Diff</text:p>
          </table:table-cell>
          <table:table-cell table:style-name="ce9" office:value-type="string" calcext:value-type="string">
            <text:p>Max Net Length Diff</text:p>
          </table:table-cell>
          <table:table-cell table:style-name="ce24" office:value-type="string" calcext:value-type="string">
            <text:p>Total Wirelength</text:p>
          </table:table-cell>
          <table:table-cell table:style-name="ce13" office:value-type="string" calcext:value-type="string">
            <text:p>Min Chan Width</text:p>
          </table:table-cell>
          <table:table-cell table:style-name="ce13" office:value-type="string" calcext:value-type="string">
            <text:p>Critical Path</text:p>
          </table:table-cell>
          <table:table-cell table:style-name="ce13" office:value-type="string" calcext:value-type="string">
            <text:p>Max Net Length</text:p>
          </table:table-cell>
          <table:table-cell table:style-name="ce23" office:value-type="string" calcext:value-type="string">
            <text:p>Total Wirelength Diff</text:p>
          </table:table-cell>
          <table:table-cell table:style-name="ce23" office:value-type="string" calcext:value-type="string">
            <text:p>Min Chan Width Diff</text:p>
          </table:table-cell>
          <table:table-cell table:style-name="ce23" office:value-type="string" calcext:value-type="string">
            <text:p>Critical Path Diff</text:p>
          </table:table-cell>
          <table:table-cell table:style-name="ce23" office:value-type="string" calcext:value-type="string">
            <text:p>Max Net Length Diff</text:p>
          </table:table-cell>
          <table:table-cell table:style-name="ce15" office:value-type="string" calcext:value-type="string">
            <text:p>Total Wirelength Diff</text:p>
          </table:table-cell>
          <table:table-cell table:style-name="ce15" office:value-type="string" calcext:value-type="string">
            <text:p>Min Chan Width Diff</text:p>
          </table:table-cell>
          <table:table-cell table:style-name="ce15" office:value-type="string" calcext:value-type="string">
            <text:p>Critical Path Diff</text:p>
          </table:table-cell>
          <table:table-cell table:style-name="ce15" office:value-type="string" calcext:value-type="string">
            <text:p>Max Net Length Diff</text:p>
          </table:table-cell>
          <table:table-cell table:style-name="ce24" office:value-type="string" calcext:value-type="string">
            <text:p>Total Wirelength</text:p>
          </table:table-cell>
          <table:table-cell table:style-name="ce13" office:value-type="string" calcext:value-type="string">
            <text:p>Min Chan Width</text:p>
          </table:table-cell>
          <table:table-cell table:style-name="ce13" office:value-type="string" calcext:value-type="string">
            <text:p>Critical Path</text:p>
          </table:table-cell>
          <table:table-cell table:style-name="ce13" office:value-type="string" calcext:value-type="string">
            <text:p>Max Net Length</text:p>
          </table:table-cell>
          <table:table-cell table:style-name="ce23" office:value-type="string" calcext:value-type="string">
            <text:p>Total Wirelength Diff</text:p>
          </table:table-cell>
          <table:table-cell table:style-name="ce23" office:value-type="string" calcext:value-type="string">
            <text:p>Min Chan Width Diff</text:p>
          </table:table-cell>
          <table:table-cell table:style-name="ce23" office:value-type="string" calcext:value-type="string">
            <text:p>Critical Path Diff</text:p>
          </table:table-cell>
          <table:table-cell table:style-name="ce23" office:value-type="string" calcext:value-type="string">
            <text:p>Max Net Length Diff</text:p>
          </table:table-cell>
          <table:table-cell table:style-name="ce15" office:value-type="string" calcext:value-type="string">
            <text:p>Total Wirelength Diff</text:p>
          </table:table-cell>
          <table:table-cell table:style-name="ce15" office:value-type="string" calcext:value-type="string">
            <text:p>Min Chan Width Diff</text:p>
          </table:table-cell>
          <table:table-cell table:style-name="ce15" office:value-type="string" calcext:value-type="string">
            <text:p>Critical Path Diff</text:p>
          </table:table-cell>
          <table:table-cell table:style-name="ce15" office:value-type="string" calcext:value-type="string">
            <text:p>Max Net Length Diff</text:p>
          </table:table-cell>
          <table:table-cell table:style-name="ce24" office:value-type="string" calcext:value-type="string">
            <text:p>Total Wirelength</text:p>
          </table:table-cell>
          <table:table-cell table:style-name="ce13" office:value-type="string" calcext:value-type="string">
            <text:p>Min Chan Width</text:p>
          </table:table-cell>
          <table:table-cell table:style-name="ce13" office:value-type="string" calcext:value-type="string">
            <text:p>Critical Path</text:p>
          </table:table-cell>
          <table:table-cell table:style-name="ce13" office:value-type="string" calcext:value-type="string">
            <text:p>Max Net Length</text:p>
          </table:table-cell>
          <table:table-cell table:style-name="ce23" office:value-type="string" calcext:value-type="string">
            <text:p>Total Wirelength Diff</text:p>
          </table:table-cell>
          <table:table-cell table:style-name="ce23" office:value-type="string" calcext:value-type="string">
            <text:p>Min Chan Width Diff</text:p>
          </table:table-cell>
          <table:table-cell table:style-name="ce23" office:value-type="string" calcext:value-type="string">
            <text:p>Critical Path Diff</text:p>
          </table:table-cell>
          <table:table-cell table:style-name="ce23" office:value-type="string" calcext:value-type="string">
            <text:p>Max Net Length Diff</text:p>
          </table:table-cell>
          <table:table-cell table:style-name="ce15" office:value-type="string" calcext:value-type="string">
            <text:p>Total Wirelength Diff</text:p>
          </table:table-cell>
          <table:table-cell table:style-name="ce15" office:value-type="string" calcext:value-type="string">
            <text:p>Min Chan Width Diff</text:p>
          </table:table-cell>
          <table:table-cell table:style-name="ce15" office:value-type="string" calcext:value-type="string">
            <text:p>Critical Path Diff</text:p>
          </table:table-cell>
          <table:table-cell table:style-name="ce15" office:value-type="string" calcext:value-type="string">
            <text:p>Max Net Length Diff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Basic No Timing</text:p>
          </table:table-cell>
          <table:table-cell table:style-name="ce6" office:value-type="string" calcext:value-type="string">
            <text:p>ch_intrinsics.v</text:p>
          </table:table-cell>
          <table:table-cell table:style-name="ce9" office:value-type="float" office:value="1596" calcext:value-type="float">
            <text:p>1596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847" calcext:value-type="float">
            <text:p>847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24" calcext:value-type="float">
            <text:p>24</text:p>
          </table:table-cell>
          <table:table-cell table:style-name="ce23" table:formula="of:=([.H5]-[.D5])/[.D5]*100" office:value-type="float" office:value="-46.9298245614035" calcext:value-type="float">
            <text:p>-46.9298245614035</text:p>
          </table:table-cell>
          <table:table-cell table:style-name="ce23" table:formula="of:=([.I5]-[.E5])/[.E5]*100" office:value-type="float" office:value="-47.3684210526316" calcext:value-type="float">
            <text:p>-47.3684210526316</text:p>
          </table:table-cell>
          <table:table-cell table:style-name="ce23" table:formula="of:=([.J5]-[.F5])/[.F5]*100" office:value-type="float" office:value="-0" calcext:value-type="float">
            <text:p>0</text:p>
          </table:table-cell>
          <table:table-cell table:style-name="ce23" table:formula="of:=([.K5]-[.G5])/[.G5]*100" office:value-type="float" office:value="-14.2857142857143" calcext:value-type="float">
            <text:p>-14.2857142857143</text:p>
          </table:table-cell>
          <table:table-cell table:style-name="ce13" office:value-type="float" office:value="728" calcext:value-type="float">
            <text:p>72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23" calcext:value-type="float">
            <text:p>23</text:p>
          </table:table-cell>
          <table:table-cell table:style-name="ce23" table:formula="of:=([.P5]-[.$D5])/[.$D5]*100" office:value-type="float" office:value="-54.3859649122807" calcext:value-type="float">
            <text:p>-54.3859649122807</text:p>
          </table:table-cell>
          <table:table-cell table:style-name="ce23" table:formula="of:=([.Q5]-[.$E5])/[.$E5]*100" office:value-type="float" office:value="-47.3684210526316" calcext:value-type="float">
            <text:p>-47.3684210526316</text:p>
          </table:table-cell>
          <table:table-cell table:style-name="ce23" table:formula="of:=([.R5]-[.$F5])/[.$F5]*100" office:value-type="float" office:value="-0" calcext:value-type="float">
            <text:p>0</text:p>
          </table:table-cell>
          <table:table-cell table:style-name="ce23" table:formula="of:=([.S5]-[.$G5])/[.$G5]*100" office:value-type="float" office:value="-17.8571428571429" calcext:value-type="float">
            <text:p>-17.8571428571429</text:p>
          </table:table-cell>
          <table:table-cell table:style-name="ce15" table:formula="of:=([.P5]-[.$H5])/[.$H5]*100" office:value-type="float" office:value="-14.0495867768595" calcext:value-type="float">
            <text:p>-14.0495867768595</text:p>
          </table:table-cell>
          <table:table-cell table:style-name="ce15" table:formula="of:=([.Q5]-[.I5])/[.I5]*100" office:value-type="float" office:value="0" calcext:value-type="float">
            <text:p>0</text:p>
          </table:table-cell>
          <table:table-cell table:style-name="ce15" table:formula="of:=([.R5]-[.J5])/[.J5]*100" office:value-type="float" office:value="-0" calcext:value-type="float">
            <text:p>0</text:p>
          </table:table-cell>
          <table:table-cell table:style-name="ce15" table:formula="of:=([.S5]-[.K5])/[.K5]*100" office:value-type="float" office:value="-4.16666666666667" calcext:value-type="float">
            <text:p>-4.16666666666667</text:p>
          </table:table-cell>
          <table:table-cell table:style-name="ce13" office:value-type="float" office:value="555" calcext:value-type="float">
            <text:p>555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20" calcext:value-type="float">
            <text:p>20</text:p>
          </table:table-cell>
          <table:table-cell table:style-name="ce23" table:formula="of:=([.AB5]-[.$D5])/[.$D5]*100" office:value-type="float" office:value="-65.2255639097744" calcext:value-type="float">
            <text:p>-65.2255639097744</text:p>
          </table:table-cell>
          <table:table-cell table:style-name="ce23" table:formula="of:=([.AC5]-[.$E5])/[.$E5]*100" office:value-type="float" office:value="-47.3684210526316" calcext:value-type="float">
            <text:p>-47.3684210526316</text:p>
          </table:table-cell>
          <table:table-cell table:style-name="ce23" table:formula="of:=([.AD5]-[.$F5])/[.$F5]*100" office:value-type="float" office:value="-0" calcext:value-type="float">
            <text:p>0</text:p>
          </table:table-cell>
          <table:table-cell table:style-name="ce23" table:formula="of:=([.AE5]-[.$G5])/[.$G5]*100" office:value-type="float" office:value="-28.5714285714286" calcext:value-type="float">
            <text:p>-28.5714285714286</text:p>
          </table:table-cell>
          <table:table-cell table:style-name="ce15" table:formula="of:=([.AB5]-[.H5])/[.H5]*100" office:value-type="float" office:value="-34.4746162927981" calcext:value-type="float">
            <text:p>-34.4746162927981</text:p>
          </table:table-cell>
          <table:table-cell table:style-name="ce15" table:formula="of:=([.AC5]-[.I5])/[.I5]*100" office:value-type="float" office:value="0" calcext:value-type="float">
            <text:p>0</text:p>
          </table:table-cell>
          <table:table-cell table:style-name="ce15" table:formula="of:=([.AD5]-[.J5])/[.J5]*100" office:value-type="float" office:value="-0" calcext:value-type="float">
            <text:p>0</text:p>
          </table:table-cell>
          <table:table-cell table:style-name="ce15" table:formula="of:=([.AE5]-[.K5])/[.K5]*100" office:value-type="float" office:value="-16.6666666666667" calcext:value-type="float">
            <text:p>-16.6666666666667</text:p>
          </table:table-cell>
          <table:table-cell table:style-name="ce13" office:value-type="float" office:value="552" calcext:value-type="float">
            <text:p>552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20" calcext:value-type="float">
            <text:p>20</text:p>
          </table:table-cell>
          <table:table-cell table:style-name="ce23" table:formula="of:=([.AN5]-[.$D5])/[.$D5]*100" office:value-type="float" office:value="-65.4135338345865" calcext:value-type="float">
            <text:p>-65.4135338345865</text:p>
          </table:table-cell>
          <table:table-cell table:style-name="ce23" table:formula="of:=([.AO5]-[.$E5])/[.$E5]*100" office:value-type="float" office:value="-47.3684210526316" calcext:value-type="float">
            <text:p>-47.3684210526316</text:p>
          </table:table-cell>
          <table:table-cell table:style-name="ce23" table:formula="of:=([.AP5]-[.$F5])/[.$F5]*100" office:value-type="float" office:value="-0" calcext:value-type="float">
            <text:p>0</text:p>
          </table:table-cell>
          <table:table-cell table:style-name="ce23" table:formula="of:=([.AQ5]-[.$G5])/[.$G5]*100" office:value-type="float" office:value="-28.5714285714286" calcext:value-type="float">
            <text:p>-28.5714285714286</text:p>
          </table:table-cell>
          <table:table-cell table:style-name="ce15" table:formula="of:=([.AN5]-[.H5])/[.H5]*100" office:value-type="float" office:value="-34.8288075560803" calcext:value-type="float">
            <text:p>-34.8288075560803</text:p>
          </table:table-cell>
          <table:table-cell table:style-name="ce15" table:formula="of:=([.AO5]-[.I5])/[.I5]*100" office:value-type="float" office:value="0" calcext:value-type="float">
            <text:p>0</text:p>
          </table:table-cell>
          <table:table-cell table:style-name="ce15" table:formula="of:=([.AP5]-[.J5])/[.J5]*100" office:value-type="float" office:value="-0" calcext:value-type="float">
            <text:p>0</text:p>
          </table:table-cell>
          <table:table-cell table:style-name="ce15" table:formula="of:=([.AQ5]-[.K5])/[.K5]*100" office:value-type="float" office:value="-16.6666666666667" calcext:value-type="float">
            <text:p>-16.6666666666667</text:p>
          </table:table-cell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diffeq1.v</text:p>
          </table:table-cell>
          <table:table-cell table:style-name="ce9" office:value-type="float" office:value="9479" calcext:value-type="float">
            <text:p>9479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6499" calcext:value-type="float">
            <text:p>6499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79" calcext:value-type="float">
            <text:p>79</text:p>
          </table:table-cell>
          <table:table-cell table:style-name="ce23" table:formula="of:=([.H6]-[.$D6])/[.$D6]*100" office:value-type="float" office:value="-31.437915391919" calcext:value-type="float">
            <text:p>-31.437915391919</text:p>
          </table:table-cell>
          <table:table-cell table:style-name="ce23" table:formula="of:=([.I6]-[.E6])/[.E6]*100" office:value-type="float" office:value="-32.1428571428571" calcext:value-type="float">
            <text:p>-32.1428571428571</text:p>
          </table:table-cell>
          <table:table-cell table:style-name="ce23" table:formula="of:=([.J6]-[.F6])/[.F6]*100" office:value-type="float" office:value="-0" calcext:value-type="float">
            <text:p>0</text:p>
          </table:table-cell>
          <table:table-cell table:style-name="ce23" table:formula="of:=([.K6]-[.G6])/[.G6]*100" office:value-type="float" office:value="11.2676056338028" calcext:value-type="float">
            <text:p>11.2676056338028</text:p>
          </table:table-cell>
          <table:table-cell table:style-name="ce13" office:value-type="float" office:value="5713" calcext:value-type="float">
            <text:p>5713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59" calcext:value-type="float">
            <text:p>59</text:p>
          </table:table-cell>
          <table:table-cell table:style-name="ce23" table:formula="of:=([.P6]-[.$D6])/[.$D6]*100" office:value-type="float" office:value="-39.7299293174385" calcext:value-type="float">
            <text:p>-39.7299293174385</text:p>
          </table:table-cell>
          <table:table-cell table:style-name="ce23" table:formula="of:=([.Q6]-[.$E6])/[.$E6]*100" office:value-type="float" office:value="-32.1428571428571" calcext:value-type="float">
            <text:p>-32.1428571428571</text:p>
          </table:table-cell>
          <table:table-cell table:style-name="ce23" table:formula="of:=([.R6]-[.$F6])/[.$F6]*100" office:value-type="float" office:value="-0" calcext:value-type="float">
            <text:p>0</text:p>
          </table:table-cell>
          <table:table-cell table:style-name="ce23" table:formula="of:=([.S6]-[.$G6])/[.$G6]*100" office:value-type="float" office:value="-16.9014084507042" calcext:value-type="float">
            <text:p>-16.9014084507042</text:p>
          </table:table-cell>
          <table:table-cell table:style-name="ce15" table:formula="of:=([.P6]-[.$H6])/[.$H6]*100" office:value-type="float" office:value="-12.0941683335898" calcext:value-type="float">
            <text:p>-12.0941683335898</text:p>
          </table:table-cell>
          <table:table-cell table:style-name="ce15" table:formula="of:=([.Q6]-[.$I6])/[.$I6]*100" office:value-type="float" office:value="0" calcext:value-type="float">
            <text:p>0</text:p>
          </table:table-cell>
          <table:table-cell table:style-name="ce15" table:formula="of:=([.R6]-[.J6])/[.J6]*100" office:value-type="float" office:value="-0" calcext:value-type="float">
            <text:p>0</text:p>
          </table:table-cell>
          <table:table-cell table:style-name="ce15" table:formula="of:=([.S6]-[.K6])/[.K6]*100" office:value-type="float" office:value="-25.3164556962025" calcext:value-type="float">
            <text:p>-25.3164556962025</text:p>
          </table:table-cell>
          <table:table-cell table:style-name="ce13" office:value-type="float" office:value="4842" calcext:value-type="float">
            <text:p>484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47" calcext:value-type="float">
            <text:p>47</text:p>
          </table:table-cell>
          <table:table-cell table:style-name="ce23" table:formula="of:=([.AB6]-[.$D6])/[.$D6]*100" office:value-type="float" office:value="-48.9186623061504" calcext:value-type="float">
            <text:p>-48.9186623061504</text:p>
          </table:table-cell>
          <table:table-cell table:style-name="ce23" table:formula="of:=([.AC6]-[.$E6])/[.$E6]*100" office:value-type="float" office:value="-42.8571428571429" calcext:value-type="float">
            <text:p>-42.8571428571429</text:p>
          </table:table-cell>
          <table:table-cell table:style-name="ce23" table:formula="of:=([.AD6]-[.$F6])/[.$F6]*100" office:value-type="float" office:value="-0" calcext:value-type="float">
            <text:p>0</text:p>
          </table:table-cell>
          <table:table-cell table:style-name="ce23" table:formula="of:=([.AE6]-[.$G6])/[.$G6]*100" office:value-type="float" office:value="-33.8028169014084" calcext:value-type="float">
            <text:p>-33.8028169014084</text:p>
          </table:table-cell>
          <table:table-cell table:style-name="ce15" table:formula="of:=([.AB6]-[.H6])/[.H6]*100" office:value-type="float" office:value="-25.4962301892599" calcext:value-type="float">
            <text:p>-25.4962301892599</text:p>
          </table:table-cell>
          <table:table-cell table:style-name="ce15" table:formula="of:=([.AC6]-[.I6])/[.I6]*100" office:value-type="float" office:value="-15.7894736842105" calcext:value-type="float">
            <text:p>-15.7894736842105</text:p>
          </table:table-cell>
          <table:table-cell table:style-name="ce15" table:formula="of:=([.AD6]-[.J6])/[.J6]*100" office:value-type="float" office:value="-0" calcext:value-type="float">
            <text:p>0</text:p>
          </table:table-cell>
          <table:table-cell table:style-name="ce15" table:formula="of:=([.AE6]-[.K6])/[.K6]*100" office:value-type="float" office:value="-40.5063291139241" calcext:value-type="float">
            <text:p>-40.5063291139241</text:p>
          </table:table-cell>
          <table:table-cell table:style-name="ce13" office:value-type="float" office:value="4642" calcext:value-type="float">
            <text:p>4642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44" calcext:value-type="float">
            <text:p>44</text:p>
          </table:table-cell>
          <table:table-cell table:style-name="ce23" table:formula="of:=([.AN6]-[.$D6])/[.$D6]*100" office:value-type="float" office:value="-51.0285895136618" calcext:value-type="float">
            <text:p>-51.0285895136618</text:p>
          </table:table-cell>
          <table:table-cell table:style-name="ce23" table:formula="of:=([.AO6]-[.$E6])/[.$E6]*100" office:value-type="float" office:value="-39.2857142857143" calcext:value-type="float">
            <text:p>-39.2857142857143</text:p>
          </table:table-cell>
          <table:table-cell table:style-name="ce23" table:formula="of:=([.AP6]-[.$F6])/[.$F6]*100" office:value-type="float" office:value="-0" calcext:value-type="float">
            <text:p>0</text:p>
          </table:table-cell>
          <table:table-cell table:style-name="ce23" table:formula="of:=([.AQ6]-[.$G6])/[.$G6]*100" office:value-type="float" office:value="-38.0281690140845" calcext:value-type="float">
            <text:p>-38.0281690140845</text:p>
          </table:table-cell>
          <table:table-cell table:style-name="ce15" table:formula="of:=([.AN6]-[.H6])/[.H6]*100" office:value-type="float" office:value="-28.5736267118018" calcext:value-type="float">
            <text:p>-28.5736267118018</text:p>
          </table:table-cell>
          <table:table-cell table:style-name="ce15" table:formula="of:=([.AO6]-[.I6])/[.I6]*100" office:value-type="float" office:value="-10.5263157894737" calcext:value-type="float">
            <text:p>-10.5263157894737</text:p>
          </table:table-cell>
          <table:table-cell table:style-name="ce15" table:formula="of:=([.AP6]-[.J6])/[.J6]*100" office:value-type="float" office:value="-0" calcext:value-type="float">
            <text:p>0</text:p>
          </table:table-cell>
          <table:table-cell table:style-name="ce15" table:formula="of:=([.AQ6]-[.K6])/[.K6]*100" office:value-type="float" office:value="-44.3037974683544" calcext:value-type="float">
            <text:p>-44.3037974683544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Basic Timing</text:p>
          </table:table-cell>
          <table:table-cell table:style-name="ce6" office:value-type="string" calcext:value-type="string">
            <text:p>ch_intrinsics.v</text:p>
          </table:table-cell>
          <table:table-cell table:style-name="ce9" office:value-type="float" office:value="1364" calcext:value-type="float">
            <text:p>136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884" calcext:value-type="float">
            <text:p>88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34" calcext:value-type="float">
            <text:p>34</text:p>
          </table:table-cell>
          <table:table-cell table:style-name="ce23" table:formula="of:=([.H7]-[.$D7])/[.$D7]*100" office:value-type="float" office:value="-35.1906158357771" calcext:value-type="float">
            <text:p>-35.1906158357771</text:p>
          </table:table-cell>
          <table:table-cell table:style-name="ce23" table:formula="of:=([.I7]-[.E7])/[.E7]*100" office:value-type="float" office:value="-60" calcext:value-type="float">
            <text:p>-60</text:p>
          </table:table-cell>
          <table:table-cell table:style-name="ce23" table:formula="of:=([.J7]-[.F7])/[.F7]*100" office:value-type="float" office:value="-0" calcext:value-type="float">
            <text:p>0</text:p>
          </table:table-cell>
          <table:table-cell table:style-name="ce23" table:formula="of:=([.K7]-[.G7])/[.G7]*100" office:value-type="float" office:value="-10.5263157894737" calcext:value-type="float">
            <text:p>-10.5263157894737</text:p>
          </table:table-cell>
          <table:table-cell table:style-name="ce13" office:value-type="float" office:value="839" calcext:value-type="float">
            <text:p>83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20" calcext:value-type="float">
            <text:p>20</text:p>
          </table:table-cell>
          <table:table-cell table:style-name="ce23" table:formula="of:=([.P7]-[.$D7])/[.$D7]*100" office:value-type="float" office:value="-38.4897360703812" calcext:value-type="float">
            <text:p>-38.4897360703812</text:p>
          </table:table-cell>
          <table:table-cell table:style-name="ce23" table:formula="of:=([.Q7]-[.$E7])/[.$E7]*100" office:value-type="float" office:value="-60" calcext:value-type="float">
            <text:p>-60</text:p>
          </table:table-cell>
          <table:table-cell table:style-name="ce23" table:formula="of:=([.R7]-[.$F7])/[.$F7]*100" office:value-type="float" office:value="-0" calcext:value-type="float">
            <text:p>0</text:p>
          </table:table-cell>
          <table:table-cell table:style-name="ce23" table:formula="of:=([.S7]-[.$G7])/[.$G7]*100" office:value-type="float" office:value="-47.3684210526316" calcext:value-type="float">
            <text:p>-47.3684210526316</text:p>
          </table:table-cell>
          <table:table-cell table:style-name="ce15" table:formula="of:=([.P7]-[.$H7])/[.$H7]*100" office:value-type="float" office:value="-5.09049773755656" calcext:value-type="float">
            <text:p>-5.09049773755656</text:p>
          </table:table-cell>
          <table:table-cell table:style-name="ce15" table:formula="of:=([.Q7]-[.$I7])/[.$I7]*100" office:value-type="float" office:value="0" calcext:value-type="float">
            <text:p>0</text:p>
          </table:table-cell>
          <table:table-cell table:style-name="ce15" table:formula="of:=([.R7]-[.J7])/[.J7]*100" office:value-type="float" office:value="-0" calcext:value-type="float">
            <text:p>0</text:p>
          </table:table-cell>
          <table:table-cell table:style-name="ce15" table:formula="of:=([.S7]-[.K7])/[.K7]*100" office:value-type="float" office:value="-41.1764705882353" calcext:value-type="float">
            <text:p>-41.1764705882353</text:p>
          </table:table-cell>
          <table:table-cell table:style-name="ce13" office:value-type="float" office:value="591" calcext:value-type="float">
            <text:p>591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20" calcext:value-type="float">
            <text:p>20</text:p>
          </table:table-cell>
          <table:table-cell table:style-name="ce23" table:formula="of:=([.AB7]-[.$D7])/[.$D7]*100" office:value-type="float" office:value="-56.6715542521994" calcext:value-type="float">
            <text:p>-56.6715542521994</text:p>
          </table:table-cell>
          <table:table-cell table:style-name="ce23" table:formula="of:=([.AC7]-[.$E7])/[.$E7]*100" office:value-type="float" office:value="-60" calcext:value-type="float">
            <text:p>-60</text:p>
          </table:table-cell>
          <table:table-cell table:style-name="ce23" table:formula="of:=([.AD7]-[.$F7])/[.$F7]*100" office:value-type="float" office:value="-0" calcext:value-type="float">
            <text:p>0</text:p>
          </table:table-cell>
          <table:table-cell table:style-name="ce23" table:formula="of:=([.AE7]-[.$G7])/[.$G7]*100" office:value-type="float" office:value="-47.3684210526316" calcext:value-type="float">
            <text:p>-47.3684210526316</text:p>
          </table:table-cell>
          <table:table-cell table:style-name="ce15" table:formula="of:=([.AB7]-[.H7])/[.H7]*100" office:value-type="float" office:value="-33.1447963800905" calcext:value-type="float">
            <text:p>-33.1447963800905</text:p>
          </table:table-cell>
          <table:table-cell table:style-name="ce15" table:formula="of:=([.AC7]-[.I7])/[.I7]*100" office:value-type="float" office:value="0" calcext:value-type="float">
            <text:p>0</text:p>
          </table:table-cell>
          <table:table-cell table:style-name="ce15" table:formula="of:=([.AD7]-[.J7])/[.J7]*100" office:value-type="float" office:value="-0" calcext:value-type="float">
            <text:p>0</text:p>
          </table:table-cell>
          <table:table-cell table:style-name="ce15" table:formula="of:=([.AE7]-[.K7])/[.K7]*100" office:value-type="float" office:value="-41.1764705882353" calcext:value-type="float">
            <text:p>-41.1764705882353</text:p>
          </table:table-cell>
          <table:table-cell table:style-name="ce13" office:value-type="float" office:value="553" calcext:value-type="float">
            <text:p>55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21" calcext:value-type="float">
            <text:p>21</text:p>
          </table:table-cell>
          <table:table-cell table:style-name="ce23" table:formula="of:=([.AN7]-[.$D7])/[.$D7]*100" office:value-type="float" office:value="-59.4574780058651" calcext:value-type="float">
            <text:p>-59.4574780058651</text:p>
          </table:table-cell>
          <table:table-cell table:style-name="ce23" table:formula="of:=([.AO7]-[.$E7])/[.$E7]*100" office:value-type="float" office:value="-60" calcext:value-type="float">
            <text:p>-60</text:p>
          </table:table-cell>
          <table:table-cell table:style-name="ce23" table:formula="of:=([.AP7]-[.$F7])/[.$F7]*100" office:value-type="float" office:value="-0" calcext:value-type="float">
            <text:p>0</text:p>
          </table:table-cell>
          <table:table-cell table:style-name="ce23" table:formula="of:=([.AQ7]-[.$G7])/[.$G7]*100" office:value-type="float" office:value="-44.7368421052632" calcext:value-type="float">
            <text:p>-44.7368421052632</text:p>
          </table:table-cell>
          <table:table-cell table:style-name="ce15" table:formula="of:=([.AN7]-[.H7])/[.H7]*100" office:value-type="float" office:value="-37.4434389140271" calcext:value-type="float">
            <text:p>-37.4434389140271</text:p>
          </table:table-cell>
          <table:table-cell table:style-name="ce15" table:formula="of:=([.AO7]-[.I7])/[.I7]*100" office:value-type="float" office:value="0" calcext:value-type="float">
            <text:p>0</text:p>
          </table:table-cell>
          <table:table-cell table:style-name="ce15" table:formula="of:=([.AP7]-[.J7])/[.J7]*100" office:value-type="float" office:value="-0" calcext:value-type="float">
            <text:p>0</text:p>
          </table:table-cell>
          <table:table-cell table:style-name="ce15" table:formula="of:=([.AQ7]-[.K7])/[.K7]*100" office:value-type="float" office:value="-38.2352941176471" calcext:value-type="float">
            <text:p>-38.2352941176471</text:p>
          </table:table-cell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diffeq1.v</text:p>
          </table:table-cell>
          <table:table-cell table:style-name="ce9" office:value-type="float" office:value="11057" calcext:value-type="float">
            <text:p>11057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168" calcext:value-type="float">
            <text:p>168</text:p>
          </table:table-cell>
          <table:table-cell table:style-name="ce9" office:value-type="float" office:value="6582" calcext:value-type="float">
            <text:p>6582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91" calcext:value-type="float">
            <text:p>91</text:p>
          </table:table-cell>
          <table:table-cell table:style-name="ce23" table:formula="of:=([.H8]-[.$D8])/[.$D8]*100" office:value-type="float" office:value="-40.4720991227277" calcext:value-type="float">
            <text:p>-40.4720991227277</text:p>
          </table:table-cell>
          <table:table-cell table:style-name="ce23" table:formula="of:=([.I8]-[.E8])/[.E8]*100" office:value-type="float" office:value="-24" calcext:value-type="float">
            <text:p>-24</text:p>
          </table:table-cell>
          <table:table-cell table:style-name="ce23" table:formula="of:=([.J8]-[.F8])/[.F8]*100" office:value-type="float" office:value="-0" calcext:value-type="float">
            <text:p>0</text:p>
          </table:table-cell>
          <table:table-cell table:style-name="ce23" table:formula="of:=([.K8]-[.G8])/[.G8]*100" office:value-type="float" office:value="-45.8333333333333" calcext:value-type="float">
            <text:p>-45.8333333333333</text:p>
          </table:table-cell>
          <table:table-cell table:style-name="ce13" office:value-type="float" office:value="7272" calcext:value-type="float">
            <text:p>7272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108" calcext:value-type="float">
            <text:p>108</text:p>
          </table:table-cell>
          <table:table-cell table:style-name="ce23" table:formula="of:=([.P8]-[.$D8])/[.$D8]*100" office:value-type="float" office:value="-34.2317084200054" calcext:value-type="float">
            <text:p>-34.2317084200054</text:p>
          </table:table-cell>
          <table:table-cell table:style-name="ce23" table:formula="of:=([.Q8]-[.$E8])/[.$E8]*100" office:value-type="float" office:value="-28" calcext:value-type="float">
            <text:p>-28</text:p>
          </table:table-cell>
          <table:table-cell table:style-name="ce23" table:formula="of:=([.R8]-[.$F8])/[.$F8]*100" office:value-type="float" office:value="-0" calcext:value-type="float">
            <text:p>0</text:p>
          </table:table-cell>
          <table:table-cell table:style-name="ce23" table:formula="of:=([.S8]-[.$G8])/[.$G8]*100" office:value-type="float" office:value="-35.7142857142857" calcext:value-type="float">
            <text:p>-35.7142857142857</text:p>
          </table:table-cell>
          <table:table-cell table:style-name="ce15" table:formula="of:=([.P8]-[.$H8])/[.$H8]*100" office:value-type="float" office:value="10.4831358249772" calcext:value-type="float">
            <text:p>10.4831358249772</text:p>
          </table:table-cell>
          <table:table-cell table:style-name="ce15" table:formula="of:=([.Q8]-[.$I8])/[.$I8]*100" office:value-type="float" office:value="-5.26315789473684" calcext:value-type="float">
            <text:p>-5.26315789473684</text:p>
          </table:table-cell>
          <table:table-cell table:style-name="ce15" table:formula="of:=([.R8]-[.J8])/[.J8]*100" office:value-type="float" office:value="-0" calcext:value-type="float">
            <text:p>0</text:p>
          </table:table-cell>
          <table:table-cell table:style-name="ce15" table:formula="of:=([.S8]-[.K8])/[.K8]*100" office:value-type="float" office:value="18.6813186813187" calcext:value-type="float">
            <text:p>18.6813186813187</text:p>
          </table:table-cell>
          <table:table-cell table:style-name="ce13" office:value-type="float" office:value="5184" calcext:value-type="float">
            <text:p>5184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62" calcext:value-type="float">
            <text:p>62</text:p>
          </table:table-cell>
          <table:table-cell table:style-name="ce23" table:formula="of:=([.AB8]-[.$D8])/[.$D8]*100" office:value-type="float" office:value="-53.1156733291128" calcext:value-type="float">
            <text:p>-53.1156733291128</text:p>
          </table:table-cell>
          <table:table-cell table:style-name="ce23" table:formula="of:=([.AC8]-[.$E8])/[.$E8]*100" office:value-type="float" office:value="-36" calcext:value-type="float">
            <text:p>-36</text:p>
          </table:table-cell>
          <table:table-cell table:style-name="ce23" table:formula="of:=([.AD8]-[.$F8])/[.$F8]*100" office:value-type="float" office:value="-0" calcext:value-type="float">
            <text:p>0</text:p>
          </table:table-cell>
          <table:table-cell table:style-name="ce23" table:formula="of:=([.AE8]-[.$G8])/[.$G8]*100" office:value-type="float" office:value="-63.0952380952381" calcext:value-type="float">
            <text:p>-63.0952380952381</text:p>
          </table:table-cell>
          <table:table-cell table:style-name="ce15" table:formula="of:=([.AB8]-[.H8])/[.H8]*100" office:value-type="float" office:value="-21.2397447584321" calcext:value-type="float">
            <text:p>-21.2397447584321</text:p>
          </table:table-cell>
          <table:table-cell table:style-name="ce15" table:formula="of:=([.AC8]-[.I8])/[.I8]*100" office:value-type="float" office:value="-15.7894736842105" calcext:value-type="float">
            <text:p>-15.7894736842105</text:p>
          </table:table-cell>
          <table:table-cell table:style-name="ce15" table:formula="of:=([.AD8]-[.J8])/[.J8]*100" office:value-type="float" office:value="-0" calcext:value-type="float">
            <text:p>0</text:p>
          </table:table-cell>
          <table:table-cell table:style-name="ce15" table:formula="of:=([.AE8]-[.K8])/[.K8]*100" office:value-type="float" office:value="-31.8681318681319" calcext:value-type="float">
            <text:p>-31.8681318681319</text:p>
          </table:table-cell>
          <table:table-cell table:style-name="ce13" office:value-type="float" office:value="4686" calcext:value-type="float">
            <text:p>4686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46" calcext:value-type="float">
            <text:p>46</text:p>
          </table:table-cell>
          <table:table-cell table:style-name="ce23" table:formula="of:=([.AN8]-[.$D8])/[.$D8]*100" office:value-type="float" office:value="-57.6196074884688" calcext:value-type="float">
            <text:p>-57.6196074884688</text:p>
          </table:table-cell>
          <table:table-cell table:style-name="ce23" table:formula="of:=([.AO8]-[.$E8])/[.$E8]*100" office:value-type="float" office:value="-32" calcext:value-type="float">
            <text:p>-32</text:p>
          </table:table-cell>
          <table:table-cell table:style-name="ce23" table:formula="of:=([.AP8]-[.$F8])/[.$F8]*100" office:value-type="float" office:value="-0" calcext:value-type="float">
            <text:p>0</text:p>
          </table:table-cell>
          <table:table-cell table:style-name="ce23" table:formula="of:=([.AQ8]-[.$G8])/[.$G8]*100" office:value-type="float" office:value="-72.6190476190476" calcext:value-type="float">
            <text:p>-72.6190476190476</text:p>
          </table:table-cell>
          <table:table-cell table:style-name="ce15" table:formula="of:=([.AN8]-[.H8])/[.H8]*100" office:value-type="float" office:value="-28.8058340929809" calcext:value-type="float">
            <text:p>-28.8058340929809</text:p>
          </table:table-cell>
          <table:table-cell table:style-name="ce15" table:formula="of:=([.AO8]-[.I8])/[.I8]*100" office:value-type="float" office:value="-10.5263157894737" calcext:value-type="float">
            <text:p>-10.5263157894737</text:p>
          </table:table-cell>
          <table:table-cell table:style-name="ce15" table:formula="of:=([.AP8]-[.J8])/[.J8]*100" office:value-type="float" office:value="-0" calcext:value-type="float">
            <text:p>0</text:p>
          </table:table-cell>
          <table:table-cell table:style-name="ce15" table:formula="of:=([.AQ8]-[.K8])/[.K8]*100" office:value-type="float" office:value="-49.4505494505495" calcext:value-type="float">
            <text:p>-49.450549450549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Basic Timing No SDC</text:p>
          </table:table-cell>
          <table:table-cell table:style-name="ce6" office:value-type="string" calcext:value-type="string">
            <text:p>mkPktMerge.v</text:p>
          </table:table-cell>
          <table:table-cell table:style-name="ce9" office:value-type="float" office:value="14582" calcext:value-type="float">
            <text:p>14582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10332" calcext:value-type="float">
            <text:p>10332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83" calcext:value-type="float">
            <text:p>83</text:p>
          </table:table-cell>
          <table:table-cell table:style-name="ce23" table:formula="of:=([.H9]-[.$D9])/[.$D9]*100" office:value-type="float" office:value="-29.1455218762858" calcext:value-type="float">
            <text:p>-29.1455218762858</text:p>
          </table:table-cell>
          <table:table-cell table:style-name="ce23" table:formula="of:=([.I9]-[.E9])/[.E9]*100" office:value-type="float" office:value="-27.7777777777778" calcext:value-type="float">
            <text:p>-27.7777777777778</text:p>
          </table:table-cell>
          <table:table-cell table:style-name="ce23" table:formula="of:=([.J9]-[.F9])/[.F9]*100" office:value-type="float" office:value="-0" calcext:value-type="float">
            <text:p>0</text:p>
          </table:table-cell>
          <table:table-cell table:style-name="ce23" table:formula="of:=([.K9]-[.G9])/[.G9]*100" office:value-type="float" office:value="-39.4160583941606" calcext:value-type="float">
            <text:p>-39.4160583941606</text:p>
          </table:table-cell>
          <table:table-cell table:style-name="ce13" office:value-type="float" office:value="9381" calcext:value-type="float">
            <text:p>938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97" calcext:value-type="float">
            <text:p>97</text:p>
          </table:table-cell>
          <table:table-cell table:style-name="ce23" table:formula="of:=([.P9]-[.$D9])/[.$D9]*100" office:value-type="float" office:value="-35.6672610067206" calcext:value-type="float">
            <text:p>-35.6672610067206</text:p>
          </table:table-cell>
          <table:table-cell table:style-name="ce23"/>
          <table:table-cell table:style-name="ce23" table:formula="of:=([.R9]-[.$F9])/[.$F9]*100" office:value-type="float" office:value="-0" calcext:value-type="float">
            <text:p>0</text:p>
          </table:table-cell>
          <table:table-cell table:style-name="ce23" table:formula="of:=([.S9]-[.$G9])/[.$G9]*100" office:value-type="float" office:value="-29.1970802919708" calcext:value-type="float">
            <text:p>-29.1970802919708</text:p>
          </table:table-cell>
          <table:table-cell table:style-name="ce15" table:formula="of:=([.P9]-[.$H9])/[.$H9]*100" office:value-type="float" office:value="-9.20441347270616" calcext:value-type="float">
            <text:p>-9.20441347270616</text:p>
          </table:table-cell>
          <table:table-cell table:style-name="ce15" table:formula="of:=([.Q9]-[.$I9])/[.$I9]*100" office:value-type="float" office:value="-15.3846153846154" calcext:value-type="float">
            <text:p>-15.3846153846154</text:p>
          </table:table-cell>
          <table:table-cell table:style-name="ce15" table:formula="of:=([.R9]-[.J9])/[.J9]*100" office:value-type="float" office:value="-0" calcext:value-type="float">
            <text:p>0</text:p>
          </table:table-cell>
          <table:table-cell table:style-name="ce15" table:formula="of:=([.S9]-[.K9])/[.K9]*100" office:value-type="float" office:value="16.8674698795181" calcext:value-type="float">
            <text:p>16.8674698795181</text:p>
          </table:table-cell>
          <table:table-cell table:style-name="ce13" office:value-type="float" office:value="8196" calcext:value-type="float">
            <text:p>8196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92" calcext:value-type="float">
            <text:p>92</text:p>
          </table:table-cell>
          <table:table-cell table:style-name="ce23" table:formula="of:=([.AB9]-[.$D9])/[.$D9]*100" office:value-type="float" office:value="-43.7937182828144" calcext:value-type="float">
            <text:p>-43.7937182828144</text:p>
          </table:table-cell>
          <table:table-cell table:style-name="ce23" table:formula="of:=([.AC9]-[.$E9])/[.$E9]*100" office:value-type="float" office:value="-44.4444444444444" calcext:value-type="float">
            <text:p>-44.4444444444444</text:p>
          </table:table-cell>
          <table:table-cell table:style-name="ce23" table:formula="of:=([.AD9]-[.$F9])/[.$F9]*100" office:value-type="float" office:value="-0" calcext:value-type="float">
            <text:p>0</text:p>
          </table:table-cell>
          <table:table-cell table:style-name="ce23" table:formula="of:=([.AE9]-[.$G9])/[.$G9]*100" office:value-type="float" office:value="-32.8467153284672" calcext:value-type="float">
            <text:p>-32.8467153284672</text:p>
          </table:table-cell>
          <table:table-cell table:style-name="ce15" table:formula="of:=([.AB9]-[.H9])/[.H9]*100" office:value-type="float" office:value="-20.6736353077816" calcext:value-type="float">
            <text:p>-20.6736353077816</text:p>
          </table:table-cell>
          <table:table-cell table:style-name="ce15" table:formula="of:=([.AC9]-[.I9])/[.I9]*100" office:value-type="float" office:value="-23.0769230769231" calcext:value-type="float">
            <text:p>-23.0769230769231</text:p>
          </table:table-cell>
          <table:table-cell table:style-name="ce15" table:formula="of:=([.AD9]-[.J9])/[.J9]*100" office:value-type="float" office:value="-0" calcext:value-type="float">
            <text:p>0</text:p>
          </table:table-cell>
          <table:table-cell table:style-name="ce15" table:formula="of:=([.AE9]-[.K9])/[.K9]*100" office:value-type="float" office:value="10.8433734939759" calcext:value-type="float">
            <text:p>10.8433734939759</text:p>
          </table:table-cell>
          <table:table-cell table:style-name="ce13" office:value-type="float" office:value="8818" calcext:value-type="float">
            <text:p>881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77" calcext:value-type="float">
            <text:p>77</text:p>
          </table:table-cell>
          <table:table-cell table:style-name="ce23" table:formula="of:=([.AN9]-[.$D9])/[.$D9]*100" office:value-type="float" office:value="-39.5281854340968" calcext:value-type="float">
            <text:p>-39.5281854340968</text:p>
          </table:table-cell>
          <table:table-cell table:style-name="ce23" table:formula="of:=([.AO9]-[.$E9])/[.$E9]*100" office:value-type="float" office:value="-44.4444444444444" calcext:value-type="float">
            <text:p>-44.4444444444444</text:p>
          </table:table-cell>
          <table:table-cell table:style-name="ce23" table:formula="of:=([.AP9]-[.$F9])/[.$F9]*100" office:value-type="float" office:value="-0" calcext:value-type="float">
            <text:p>0</text:p>
          </table:table-cell>
          <table:table-cell table:style-name="ce23" table:formula="of:=([.AQ9]-[.$G9])/[.$G9]*100" office:value-type="float" office:value="-43.7956204379562" calcext:value-type="float">
            <text:p>-43.7956204379562</text:p>
          </table:table-cell>
          <table:table-cell table:style-name="ce15" table:formula="of:=([.AN9]-[.H9])/[.H9]*100" office:value-type="float" office:value="-14.6535036778939" calcext:value-type="float">
            <text:p>-14.6535036778939</text:p>
          </table:table-cell>
          <table:table-cell table:style-name="ce15" table:formula="of:=([.AO9]-[.I9])/[.I9]*100" office:value-type="float" office:value="-23.0769230769231" calcext:value-type="float">
            <text:p>-23.0769230769231</text:p>
          </table:table-cell>
          <table:table-cell table:style-name="ce15" table:formula="of:=([.AP9]-[.J9])/[.J9]*100" office:value-type="float" office:value="-0" calcext:value-type="float">
            <text:p>0</text:p>
          </table:table-cell>
          <table:table-cell table:style-name="ce15" table:formula="of:=([.AQ9]-[.K9])/[.K9]*100" office:value-type="float" office:value="-7.2289156626506" calcext:value-type="float">
            <text:p>-7.2289156626506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Custom Timing</text:p>
          </table:table-cell>
          <table:table-cell table:style-name="ce6" office:value-type="string" calcext:value-type="string">
            <text:p>arm_core.v</text:p>
          </table:table-cell>
          <table:table-cell table:style-name="ce9" office:value-type="float" office:value="207647" calcext:value-type="float">
            <text:p>207647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592" calcext:value-type="float">
            <text:p>592</text:p>
          </table:table-cell>
          <table:table-cell table:style-name="ce9" office:value-type="float" office:value="159403" calcext:value-type="float">
            <text:p>159403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448" calcext:value-type="float">
            <text:p>448</text:p>
          </table:table-cell>
          <table:table-cell table:style-name="ce23" table:formula="of:=([.H10]-[.$D10])/[.$D10]*100" office:value-type="float" office:value="-23.2336609727085" calcext:value-type="float">
            <text:p>-23.2336609727085</text:p>
          </table:table-cell>
          <table:table-cell table:style-name="ce23" table:formula="of:=([.I10]-[.E10])/[.E10]*100" office:value-type="float" office:value="-5.66037735849057" calcext:value-type="float">
            <text:p>-5.66037735849057</text:p>
          </table:table-cell>
          <table:table-cell table:style-name="ce23" table:formula="of:=([.J10]-[.F10])/[.F10]*100" office:value-type="float" office:value="-0" calcext:value-type="float">
            <text:p>0</text:p>
          </table:table-cell>
          <table:table-cell table:style-name="ce23" table:formula="of:=([.K10]-[.G10])/[.G10]*100" office:value-type="float" office:value="-24.3243243243243" calcext:value-type="float">
            <text:p>-24.3243243243243</text:p>
          </table:table-cell>
          <table:table-cell table:style-name="ce13" office:value-type="float" office:value="156518" calcext:value-type="float">
            <text:p>156518</text:p>
          </table:table-cell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480" calcext:value-type="float">
            <text:p>480</text:p>
          </table:table-cell>
          <table:table-cell table:style-name="ce23" table:formula="of:=([.P10]-[.$D10])/[.$D10]*100" office:value-type="float" office:value="-24.623038136838" calcext:value-type="float">
            <text:p>-24.623038136838</text:p>
          </table:table-cell>
          <table:table-cell table:style-name="ce23" table:formula="of:=([.Q10]-[.$E10])/[.$E10]*100" office:value-type="float" office:value="-9.43396226415094" calcext:value-type="float">
            <text:p>-9.43396226415094</text:p>
          </table:table-cell>
          <table:table-cell table:style-name="ce23" table:formula="of:=([.R10]-[.$F10])/[.$F10]*100" office:value-type="float" office:value="-0" calcext:value-type="float">
            <text:p>0</text:p>
          </table:table-cell>
          <table:table-cell table:style-name="ce23" table:formula="of:=([.S10]-[.$G10])/[.$G10]*100" office:value-type="float" office:value="-18.9189189189189" calcext:value-type="float">
            <text:p>-18.9189189189189</text:p>
          </table:table-cell>
          <table:table-cell table:style-name="ce15" table:formula="of:=([.P10]-[.$H10])/[.$H10]*100" office:value-type="float" office:value="-1.80987810768932" calcext:value-type="float">
            <text:p>-1.80987810768932</text:p>
          </table:table-cell>
          <table:table-cell table:style-name="ce15" table:formula="of:=([.Q10]-[.$I10])/[.$I10]*100" office:value-type="float" office:value="-4" calcext:value-type="float">
            <text:p>-4</text:p>
          </table:table-cell>
          <table:table-cell table:style-name="ce15" table:formula="of:=([.R10]-[.J10])/[.J10]*100" office:value-type="float" office:value="-0" calcext:value-type="float">
            <text:p>0</text:p>
          </table:table-cell>
          <table:table-cell table:style-name="ce15" table:formula="of:=([.S10]-[.K10])/[.K10]*100" office:value-type="float" office:value="7.14285714285714" calcext:value-type="float">
            <text:p>7.14285714285714</text:p>
          </table:table-cell>
          <table:table-cell table:style-name="ce13" office:value-type="float" office:value="139769" calcext:value-type="float">
            <text:p>139769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338" calcext:value-type="float">
            <text:p>338</text:p>
          </table:table-cell>
          <table:table-cell table:style-name="ce23" table:formula="of:=([.AB10]-[.$D10])/[.$D10]*100" office:value-type="float" office:value="-32.6891310734082" calcext:value-type="float">
            <text:p>-32.6891310734082</text:p>
          </table:table-cell>
          <table:table-cell table:style-name="ce23" table:formula="of:=([.AC10]-[.$E10])/[.$E10]*100" office:value-type="float" office:value="-26.4150943396226" calcext:value-type="float">
            <text:p>-26.4150943396226</text:p>
          </table:table-cell>
          <table:table-cell table:style-name="ce23" table:formula="of:=([.AD10]-[.$F10])/[.$F10]*100" office:value-type="float" office:value="-0" calcext:value-type="float">
            <text:p>0</text:p>
          </table:table-cell>
          <table:table-cell table:style-name="ce23" table:formula="of:=([.AE10]-[.$G10])/[.$G10]*100" office:value-type="float" office:value="-42.9054054054054" calcext:value-type="float">
            <text:p>-42.9054054054054</text:p>
          </table:table-cell>
          <table:table-cell table:style-name="ce15" table:formula="of:=([.AB10]-[.H10])/[.H10]*100" office:value-type="float" office:value="-12.317208584531" calcext:value-type="float">
            <text:p>-12.317208584531</text:p>
          </table:table-cell>
          <table:table-cell table:style-name="ce15" table:formula="of:=([.AC10]-[.I10])/[.I10]*100" office:value-type="float" office:value="-22" calcext:value-type="float">
            <text:p>-22</text:p>
          </table:table-cell>
          <table:table-cell table:style-name="ce15" table:formula="of:=([.AD10]-[.J10])/[.J10]*100" office:value-type="float" office:value="-0" calcext:value-type="float">
            <text:p>0</text:p>
          </table:table-cell>
          <table:table-cell table:style-name="ce15" table:formula="of:=([.AE10]-[.K10])/[.K10]*100" office:value-type="float" office:value="-24.5535714285714" calcext:value-type="float">
            <text:p>-24.5535714285714</text:p>
          </table:table-cell>
          <table:table-cell table:style-name="ce13" office:value-type="float" office:value="141681" calcext:value-type="float">
            <text:p>141681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321" calcext:value-type="float">
            <text:p>321</text:p>
          </table:table-cell>
          <table:table-cell table:style-name="ce23" table:formula="of:=([.AN10]-[.$D10])/[.$D10]*100" office:value-type="float" office:value="-31.7683376114271" calcext:value-type="float">
            <text:p>-31.7683376114271</text:p>
          </table:table-cell>
          <table:table-cell table:style-name="ce23" table:formula="of:=([.AO10]-[.$E10])/[.$E10]*100" office:value-type="float" office:value="-28.3018867924528" calcext:value-type="float">
            <text:p>-28.3018867924528</text:p>
          </table:table-cell>
          <table:table-cell table:style-name="ce23" table:formula="of:=([.AP10]-[.$F10])/[.$F10]*100" office:value-type="float" office:value="-0" calcext:value-type="float">
            <text:p>0</text:p>
          </table:table-cell>
          <table:table-cell table:style-name="ce23" table:formula="of:=([.AQ10]-[.$G10])/[.$G10]*100" office:value-type="float" office:value="-45.777027027027" calcext:value-type="float">
            <text:p>-45.777027027027</text:p>
          </table:table-cell>
          <table:table-cell table:style-name="ce15" table:formula="of:=([.AN10]-[.H10])/[.H10]*100" office:value-type="float" office:value="-11.1177330414108" calcext:value-type="float">
            <text:p>-11.1177330414108</text:p>
          </table:table-cell>
          <table:table-cell table:style-name="ce15" table:formula="of:=([.AO10]-[.I10])/[.I10]*100" office:value-type="float" office:value="-24" calcext:value-type="float">
            <text:p>-24</text:p>
          </table:table-cell>
          <table:table-cell table:style-name="ce15" table:formula="of:=([.AP10]-[.J10])/[.J10]*100" office:value-type="float" office:value="-0" calcext:value-type="float">
            <text:p>0</text:p>
          </table:table-cell>
          <table:table-cell table:style-name="ce15" table:formula="of:=([.AQ10]-[.K10])/[.K10]*100" office:value-type="float" office:value="-28.3482142857143" calcext:value-type="float">
            <text:p>-28.3482142857143</text:p>
          </table:table-cell>
          <table:table-cell table:number-columns-repeated="2"/>
          <table:table-cell table:style-name="ce26"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stereovision0.v</text:p>
          </table:table-cell>
          <table:table-cell table:style-name="ce9" office:value-type="float" office:value="62263" calcext:value-type="float">
            <text:p>6226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568" calcext:value-type="float">
            <text:p>568</text:p>
          </table:table-cell>
          <table:table-cell table:style-name="ce9" office:value-type="float" office:value="39533" calcext:value-type="float">
            <text:p>3953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521" calcext:value-type="float">
            <text:p>521</text:p>
          </table:table-cell>
          <table:table-cell table:style-name="ce23" table:formula="of:=([.H11]-[.$D11])/[.$D11]*100" office:value-type="float" office:value="-36.5064323916291" calcext:value-type="float">
            <text:p>-36.5064323916291</text:p>
          </table:table-cell>
          <table:table-cell table:style-name="ce23" table:formula="of:=([.I11]-[.E11])/[.E11]*100" office:value-type="float" office:value="-20" calcext:value-type="float">
            <text:p>-20</text:p>
          </table:table-cell>
          <table:table-cell table:style-name="ce23" table:formula="of:=([.J11]-[.F11])/[.F11]*100" office:value-type="float" office:value="-0" calcext:value-type="float">
            <text:p>0</text:p>
          </table:table-cell>
          <table:table-cell table:style-name="ce23" table:formula="of:=([.K11]-[.G11])/[.G11]*100" office:value-type="float" office:value="-8.27464788732394" calcext:value-type="float">
            <text:p>-8.27464788732394</text:p>
          </table:table-cell>
          <table:table-cell table:style-name="ce13" office:value-type="float" office:value="38328" calcext:value-type="float">
            <text:p>38328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439" calcext:value-type="float">
            <text:p>439</text:p>
          </table:table-cell>
          <table:table-cell table:style-name="ce23" table:formula="of:=([.P11]-[.$D11])/[.$D11]*100" office:value-type="float" office:value="-38.4417711963767" calcext:value-type="float">
            <text:p>-38.4417711963767</text:p>
          </table:table-cell>
          <table:table-cell table:style-name="ce23" table:formula="of:=([.Q11]-[.$E11])/[.$E11]*100" office:value-type="float" office:value="-24" calcext:value-type="float">
            <text:p>-24</text:p>
          </table:table-cell>
          <table:table-cell table:style-name="ce23" table:formula="of:=([.R11]-[.$F11])/[.$F11]*100" office:value-type="float" office:value="-0" calcext:value-type="float">
            <text:p>0</text:p>
          </table:table-cell>
          <table:table-cell table:style-name="ce23" table:formula="of:=([.S11]-[.$G11])/[.$G11]*100" office:value-type="float" office:value="-22.7112676056338" calcext:value-type="float">
            <text:p>-22.7112676056338</text:p>
          </table:table-cell>
          <table:table-cell table:style-name="ce15" table:formula="of:=([.P11]-[.$H11])/[.$H11]*100" office:value-type="float" office:value="-3.04808640882301" calcext:value-type="float">
            <text:p>-3.04808640882301</text:p>
          </table:table-cell>
          <table:table-cell table:style-name="ce15" table:formula="of:=([.Q11]-[.$I11])/[.$I11]*100" office:value-type="float" office:value="-5" calcext:value-type="float">
            <text:p>-5</text:p>
          </table:table-cell>
          <table:table-cell table:style-name="ce15" table:formula="of:=([.R11]-[.J11])/[.J11]*100" office:value-type="float" office:value="-0" calcext:value-type="float">
            <text:p>0</text:p>
          </table:table-cell>
          <table:table-cell table:style-name="ce15" table:formula="of:=([.S11]-[.K11])/[.K11]*100" office:value-type="float" office:value="-15.7389635316699" calcext:value-type="float">
            <text:p>-15.7389635316699</text:p>
          </table:table-cell>
          <table:table-cell table:style-name="ce13" office:value-type="float" office:value="34528" calcext:value-type="float">
            <text:p>34528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414" calcext:value-type="float">
            <text:p>414</text:p>
          </table:table-cell>
          <table:table-cell table:style-name="ce23" table:formula="of:=([.AB11]-[.$D11])/[.$D11]*100" office:value-type="float" office:value="-44.5449143150828" calcext:value-type="float">
            <text:p>-44.5449143150828</text:p>
          </table:table-cell>
          <table:table-cell table:style-name="ce23" table:formula="of:=([.AC11]-[.$E11])/[.$E11]*100" office:value-type="float" office:value="-32" calcext:value-type="float">
            <text:p>-32</text:p>
          </table:table-cell>
          <table:table-cell table:style-name="ce23" table:formula="of:=([.AD11]-[.$F11])/[.$F11]*100" office:value-type="float" office:value="-0" calcext:value-type="float">
            <text:p>0</text:p>
          </table:table-cell>
          <table:table-cell table:style-name="ce23" table:formula="of:=([.AE11]-[.$G11])/[.$G11]*100" office:value-type="float" office:value="-27.112676056338" calcext:value-type="float">
            <text:p>-27.112676056338</text:p>
          </table:table-cell>
          <table:table-cell table:style-name="ce15" table:formula="of:=([.AB11]-[.H11])/[.H11]*100" office:value-type="float" office:value="-12.6603091088458" calcext:value-type="float">
            <text:p>-12.6603091088458</text:p>
          </table:table-cell>
          <table:table-cell table:style-name="ce15" table:formula="of:=([.AC11]-[.I11])/[.I11]*100" office:value-type="float" office:value="-15" calcext:value-type="float">
            <text:p>-15</text:p>
          </table:table-cell>
          <table:table-cell table:style-name="ce15" table:formula="of:=([.AD11]-[.J11])/[.J11]*100" office:value-type="float" office:value="-0" calcext:value-type="float">
            <text:p>0</text:p>
          </table:table-cell>
          <table:table-cell table:style-name="ce15" table:formula="of:=([.AE11]-[.K11])/[.K11]*100" office:value-type="float" office:value="-20.5374280230326" calcext:value-type="float">
            <text:p>-20.5374280230326</text:p>
          </table:table-cell>
          <table:table-cell table:style-name="ce13" office:value-type="float" office:value="35574" calcext:value-type="float">
            <text:p>35574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402" calcext:value-type="float">
            <text:p>402</text:p>
          </table:table-cell>
          <table:table-cell table:style-name="ce23" table:formula="of:=([.AN11]-[.$D11])/[.$D11]*100" office:value-type="float" office:value="-42.8649438671442" calcext:value-type="float">
            <text:p>-42.8649438671442</text:p>
          </table:table-cell>
          <table:table-cell table:style-name="ce23" table:formula="of:=([.AO11]-[.$E11])/[.$E11]*100" office:value-type="float" office:value="-28" calcext:value-type="float">
            <text:p>-28</text:p>
          </table:table-cell>
          <table:table-cell table:style-name="ce23" table:formula="of:=([.AP11]-[.$F11])/[.$F11]*100" office:value-type="float" office:value="-0" calcext:value-type="float">
            <text:p>0</text:p>
          </table:table-cell>
          <table:table-cell table:style-name="ce23" table:formula="of:=([.AQ11]-[.$G11])/[.$G11]*100" office:value-type="float" office:value="-29.2253521126761" calcext:value-type="float">
            <text:p>-29.2253521126761</text:p>
          </table:table-cell>
          <table:table-cell table:style-name="ce15" table:formula="of:=([.AN11]-[.H11])/[.H11]*100" office:value-type="float" office:value="-10.01441833405" calcext:value-type="float">
            <text:p>-10.01441833405</text:p>
          </table:table-cell>
          <table:table-cell table:style-name="ce15" table:formula="of:=([.AO11]-[.I11])/[.I11]*100" office:value-type="float" office:value="-10" calcext:value-type="float">
            <text:p>-10</text:p>
          </table:table-cell>
          <table:table-cell table:style-name="ce15" table:formula="of:=([.AP11]-[.J11])/[.J11]*100" office:value-type="float" office:value="-0" calcext:value-type="float">
            <text:p>0</text:p>
          </table:table-cell>
          <table:table-cell table:style-name="ce15" table:formula="of:=([.AQ11]-[.K11])/[.K11]*100" office:value-type="float" office:value="-22.8406909788868" calcext:value-type="float">
            <text:p>-22.8406909788868</text:p>
          </table:table-cell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raygentop.v</text:p>
          </table:table-cell>
          <table:table-cell table:style-name="ce9" office:value-type="float" office:value="23099" calcext:value-type="float">
            <text:p>23099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244" calcext:value-type="float">
            <text:p>244</text:p>
          </table:table-cell>
          <table:table-cell table:style-name="ce9" office:value-type="float" office:value="14802" calcext:value-type="float">
            <text:p>14802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289" calcext:value-type="float">
            <text:p>289</text:p>
          </table:table-cell>
          <table:table-cell table:style-name="ce23" table:formula="of:=([.H12]-[.$D12])/[.$D12]*100" office:value-type="float" office:value="-35.9193038659682" calcext:value-type="float">
            <text:p>-35.9193038659682</text:p>
          </table:table-cell>
          <table:table-cell table:style-name="ce23" table:formula="of:=([.I12]-[.E12])/[.E12]*100" office:value-type="float" office:value="-27.5862068965517" calcext:value-type="float">
            <text:p>-27.5862068965517</text:p>
          </table:table-cell>
          <table:table-cell table:style-name="ce23" table:formula="of:=([.J12]-[.F12])/[.F12]*100" office:value-type="float" office:value="-0" calcext:value-type="float">
            <text:p>0</text:p>
          </table:table-cell>
          <table:table-cell table:style-name="ce23" table:formula="of:=([.K12]-[.G12])/[.G12]*100" office:value-type="float" office:value="18.4426229508197" calcext:value-type="float">
            <text:p>18.4426229508197</text:p>
          </table:table-cell>
          <table:table-cell table:style-name="ce13" office:value-type="float" office:value="13444" calcext:value-type="float">
            <text:p>13444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243" calcext:value-type="float">
            <text:p>243</text:p>
          </table:table-cell>
          <table:table-cell table:style-name="ce23" table:formula="of:=([.P12]-[.$D12])/[.$D12]*100" office:value-type="float" office:value="-41.7983462487554" calcext:value-type="float">
            <text:p>-41.7983462487554</text:p>
          </table:table-cell>
          <table:table-cell table:style-name="ce23" table:formula="of:=([.Q12]-[.$E12])/[.$E12]*100" office:value-type="float" office:value="-31.0344827586207" calcext:value-type="float">
            <text:p>-31.0344827586207</text:p>
          </table:table-cell>
          <table:table-cell table:style-name="ce23" table:formula="of:=([.R12]-[.$F12])/[.$F12]*100" office:value-type="float" office:value="-0" calcext:value-type="float">
            <text:p>0</text:p>
          </table:table-cell>
          <table:table-cell table:style-name="ce23" table:formula="of:=([.S12]-[.$G12])/[.$G12]*100" office:value-type="float" office:value="-0.40983606557377" calcext:value-type="float">
            <text:p>-0.40983606557377</text:p>
          </table:table-cell>
          <table:table-cell table:style-name="ce15" table:formula="of:=([.P12]-[.$H12])/[.$H12]*100" office:value-type="float" office:value="-9.17443588704229" calcext:value-type="float">
            <text:p>-9.17443588704229</text:p>
          </table:table-cell>
          <table:table-cell table:style-name="ce15" table:formula="of:=([.Q12]-[.$I12])/[.$I12]*100" office:value-type="float" office:value="-4.76190476190476" calcext:value-type="float">
            <text:p>-4.76190476190476</text:p>
          </table:table-cell>
          <table:table-cell table:style-name="ce15" table:formula="of:=([.R12]-[.J12])/[.J12]*100" office:value-type="float" office:value="-0" calcext:value-type="float">
            <text:p>0</text:p>
          </table:table-cell>
          <table:table-cell table:style-name="ce15" table:formula="of:=([.S12]-[.K12])/[.K12]*100" office:value-type="float" office:value="-15.916955017301" calcext:value-type="float">
            <text:p>-15.916955017301</text:p>
          </table:table-cell>
          <table:table-cell table:style-name="ce13" office:value-type="float" office:value="10743" calcext:value-type="float">
            <text:p>10743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120" calcext:value-type="float">
            <text:p>120</text:p>
          </table:table-cell>
          <table:table-cell table:style-name="ce23" table:formula="of:=([.AB12]-[.$D12])/[.$D12]*100" office:value-type="float" office:value="-53.4914931382311" calcext:value-type="float">
            <text:p>-53.4914931382311</text:p>
          </table:table-cell>
          <table:table-cell table:style-name="ce23" table:formula="of:=([.AC12]-[.$E12])/[.$E12]*100" office:value-type="float" office:value="-37.9310344827586" calcext:value-type="float">
            <text:p>-37.9310344827586</text:p>
          </table:table-cell>
          <table:table-cell table:style-name="ce23" table:formula="of:=([.AD12]-[.$F12])/[.$F12]*100" office:value-type="float" office:value="-0" calcext:value-type="float">
            <text:p>0</text:p>
          </table:table-cell>
          <table:table-cell table:style-name="ce23" table:formula="of:=([.AE12]-[.$G12])/[.$G12]*100" office:value-type="float" office:value="-50.8196721311475" calcext:value-type="float">
            <text:p>-50.8196721311475</text:p>
          </table:table-cell>
          <table:table-cell table:style-name="ce15" table:formula="of:=([.AB12]-[.H12])/[.H12]*100" office:value-type="float" office:value="-27.4219700040535" calcext:value-type="float">
            <text:p>-27.4219700040535</text:p>
          </table:table-cell>
          <table:table-cell table:style-name="ce15" table:formula="of:=([.AC12]-[.I12])/[.I12]*100" office:value-type="float" office:value="-14.2857142857143" calcext:value-type="float">
            <text:p>-14.2857142857143</text:p>
          </table:table-cell>
          <table:table-cell table:style-name="ce15" table:formula="of:=([.AD12]-[.J12])/[.J12]*100" office:value-type="float" office:value="-0" calcext:value-type="float">
            <text:p>0</text:p>
          </table:table-cell>
          <table:table-cell table:style-name="ce15" table:formula="of:=([.AE12]-[.K12])/[.K12]*100" office:value-type="float" office:value="-58.477508650519" calcext:value-type="float">
            <text:p>-58.477508650519</text:p>
          </table:table-cell>
          <table:table-cell table:style-name="ce13" office:value-type="float" office:value="11111" calcext:value-type="float">
            <text:p>11111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148" calcext:value-type="float">
            <text:p>148</text:p>
          </table:table-cell>
          <table:table-cell table:style-name="ce23" table:formula="of:=([.AN12]-[.$D12])/[.$D12]*100" office:value-type="float" office:value="-51.8983505779471" calcext:value-type="float">
            <text:p>-51.8983505779471</text:p>
          </table:table-cell>
          <table:table-cell table:style-name="ce23" table:formula="of:=([.AO12]-[.$E12])/[.$E12]*100" office:value-type="float" office:value="-41.3793103448276" calcext:value-type="float">
            <text:p>-41.3793103448276</text:p>
          </table:table-cell>
          <table:table-cell table:style-name="ce23" table:formula="of:=([.AP12]-[.$F12])/[.$F12]*100" office:value-type="float" office:value="-0" calcext:value-type="float">
            <text:p>0</text:p>
          </table:table-cell>
          <table:table-cell table:style-name="ce23" table:formula="of:=([.AQ12]-[.$G12])/[.$G12]*100" office:value-type="float" office:value="-39.344262295082" calcext:value-type="float">
            <text:p>-39.344262295082</text:p>
          </table:table-cell>
          <table:table-cell table:style-name="ce15" table:formula="of:=([.AN12]-[.H12])/[.H12]*100" office:value-type="float" office:value="-24.9358194838535" calcext:value-type="float">
            <text:p>-24.9358194838535</text:p>
          </table:table-cell>
          <table:table-cell table:style-name="ce15" table:formula="of:=([.AO12]-[.I12])/[.I12]*100" office:value-type="float" office:value="-19.047619047619" calcext:value-type="float">
            <text:p>-19.047619047619</text:p>
          </table:table-cell>
          <table:table-cell table:style-name="ce15" table:formula="of:=([.AP12]-[.J12])/[.J12]*100" office:value-type="float" office:value="-0" calcext:value-type="float">
            <text:p>0</text:p>
          </table:table-cell>
          <table:table-cell table:style-name="ce15" table:formula="of:=([.AQ12]-[.K12])/[.K12]*100" office:value-type="float" office:value="-48.7889273356401" calcext:value-type="float">
            <text:p>-48.7889273356401</text:p>
          </table:table-cell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or1200.v</text:p>
          </table:table-cell>
          <table:table-cell table:style-name="ce9" office:value-type="float" office:value="45612" calcext:value-type="float">
            <text:p>45612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471" calcext:value-type="float">
            <text:p>471</text:p>
          </table:table-cell>
          <table:table-cell table:style-name="ce9" office:value-type="float" office:value="37818" calcext:value-type="float">
            <text:p>37818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425" calcext:value-type="float">
            <text:p>425</text:p>
          </table:table-cell>
          <table:table-cell table:style-name="ce23" table:formula="of:=([.H13]-[.$D13])/[.$D13]*100" office:value-type="float" office:value="-17.0876085240726" calcext:value-type="float">
            <text:p>-17.0876085240726</text:p>
          </table:table-cell>
          <table:table-cell table:style-name="ce23" table:formula="of:=([.I13]-[.E13])/[.E13]*100" office:value-type="float" office:value="-21.7391304347826" calcext:value-type="float">
            <text:p>-21.7391304347826</text:p>
          </table:table-cell>
          <table:table-cell table:style-name="ce23" table:formula="of:=([.J13]-[.F13])/[.F13]*100" office:value-type="float" office:value="-0" calcext:value-type="float">
            <text:p>0</text:p>
          </table:table-cell>
          <table:table-cell table:style-name="ce23" table:formula="of:=([.K13]-[.G13])/[.G13]*100" office:value-type="float" office:value="-9.76645435244162" calcext:value-type="float">
            <text:p>-9.76645435244162</text:p>
          </table:table-cell>
          <table:table-cell table:style-name="ce13" office:value-type="float" office:value="39479" calcext:value-type="float">
            <text:p>39479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382" calcext:value-type="float">
            <text:p>382</text:p>
          </table:table-cell>
          <table:table-cell table:style-name="ce23" table:formula="of:=([.P13]-[.$D13])/[.$D13]*100" office:value-type="float" office:value="-13.4460229764097" calcext:value-type="float">
            <text:p>-13.4460229764097</text:p>
          </table:table-cell>
          <table:table-cell table:style-name="ce23" table:formula="of:=([.Q13]-[.$E13])/[.$E13]*100" office:value-type="float" office:value="-28.2608695652174" calcext:value-type="float">
            <text:p>-28.2608695652174</text:p>
          </table:table-cell>
          <table:table-cell table:style-name="ce23" table:formula="of:=([.R13]-[.$F13])/[.$F13]*100" office:value-type="float" office:value="-0" calcext:value-type="float">
            <text:p>0</text:p>
          </table:table-cell>
          <table:table-cell table:style-name="ce23" table:formula="of:=([.S13]-[.$G13])/[.$G13]*100" office:value-type="float" office:value="-18.895966029724" calcext:value-type="float">
            <text:p>-18.895966029724</text:p>
          </table:table-cell>
          <table:table-cell table:style-name="ce15" table:formula="of:=([.P13]-[.$H13])/[.$H13]*100" office:value-type="float" office:value="4.39208842350204" calcext:value-type="float">
            <text:p>4.39208842350204</text:p>
          </table:table-cell>
          <table:table-cell table:style-name="ce15" table:formula="of:=([.Q13]-[.$I13])/[.$I13]*100" office:value-type="float" office:value="-8.33333333333333" calcext:value-type="float">
            <text:p>-8.33333333333333</text:p>
          </table:table-cell>
          <table:table-cell table:style-name="ce15" table:formula="of:=([.R13]-[.J13])/[.J13]*100" office:value-type="float" office:value="-0" calcext:value-type="float">
            <text:p>0</text:p>
          </table:table-cell>
          <table:table-cell table:style-name="ce15" table:formula="of:=([.S13]-[.K13])/[.K13]*100" office:value-type="float" office:value="-10.1176470588235" calcext:value-type="float">
            <text:p>-10.1176470588235</text:p>
          </table:table-cell>
          <table:table-cell table:style-name="ce13" office:value-type="float" office:value="30949" calcext:value-type="float">
            <text:p>30949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246" calcext:value-type="float">
            <text:p>246</text:p>
          </table:table-cell>
          <table:table-cell table:style-name="ce23" table:formula="of:=([.AB13]-[.$D13])/[.$D13]*100" office:value-type="float" office:value="-32.1472419538718" calcext:value-type="float">
            <text:p>-32.1472419538718</text:p>
          </table:table-cell>
          <table:table-cell table:style-name="ce23" table:formula="of:=([.AC13]-[.$E13])/[.$E13]*100" office:value-type="float" office:value="-32.6086956521739" calcext:value-type="float">
            <text:p>-32.6086956521739</text:p>
          </table:table-cell>
          <table:table-cell table:style-name="ce23" table:formula="of:=([.AD13]-[.$F13])/[.$F13]*100" office:value-type="float" office:value="-0" calcext:value-type="float">
            <text:p>0</text:p>
          </table:table-cell>
          <table:table-cell table:style-name="ce23" table:formula="of:=([.AE13]-[.$G13])/[.$G13]*100" office:value-type="float" office:value="-47.7707006369427" calcext:value-type="float">
            <text:p>-47.7707006369427</text:p>
          </table:table-cell>
          <table:table-cell table:style-name="ce15" table:formula="of:=([.AB13]-[.H13])/[.H13]*100" office:value-type="float" office:value="-18.1633084774446" calcext:value-type="float">
            <text:p>-18.1633084774446</text:p>
          </table:table-cell>
          <table:table-cell table:style-name="ce15" table:formula="of:=([.AC13]-[.I13])/[.I13]*100" office:value-type="float" office:value="-13.8888888888889" calcext:value-type="float">
            <text:p>-13.8888888888889</text:p>
          </table:table-cell>
          <table:table-cell table:style-name="ce15" table:formula="of:=([.AD13]-[.J13])/[.J13]*100" office:value-type="float" office:value="-0" calcext:value-type="float">
            <text:p>0</text:p>
          </table:table-cell>
          <table:table-cell table:style-name="ce15" table:formula="of:=([.AE13]-[.K13])/[.K13]*100" office:value-type="float" office:value="-42.1176470588235" calcext:value-type="float">
            <text:p>-42.1176470588235</text:p>
          </table:table-cell>
          <table:table-cell table:style-name="ce13" office:value-type="float" office:value="32254" calcext:value-type="float">
            <text:p>32254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261" calcext:value-type="float">
            <text:p>261</text:p>
          </table:table-cell>
          <table:table-cell table:style-name="ce23" table:formula="of:=([.AN13]-[.$D13])/[.$D13]*100" office:value-type="float" office:value="-29.2861527668157" calcext:value-type="float">
            <text:p>-29.2861527668157</text:p>
          </table:table-cell>
          <table:table-cell table:style-name="ce23" table:formula="of:=([.AO13]-[.$E13])/[.$E13]*100" office:value-type="float" office:value="-43.4782608695652" calcext:value-type="float">
            <text:p>-43.4782608695652</text:p>
          </table:table-cell>
          <table:table-cell table:style-name="ce23" table:formula="of:=([.AP13]-[.$F13])/[.$F13]*100" office:value-type="float" office:value="-0" calcext:value-type="float">
            <text:p>0</text:p>
          </table:table-cell>
          <table:table-cell table:style-name="ce23" table:formula="of:=([.AQ13]-[.$G13])/[.$G13]*100" office:value-type="float" office:value="-44.5859872611465" calcext:value-type="float">
            <text:p>-44.5859872611465</text:p>
          </table:table-cell>
          <table:table-cell table:style-name="ce15" table:formula="of:=([.AN13]-[.H13])/[.H13]*100" office:value-type="float" office:value="-14.7125707335131" calcext:value-type="float">
            <text:p>-14.7125707335131</text:p>
          </table:table-cell>
          <table:table-cell table:style-name="ce15" table:formula="of:=([.AO13]-[.I13])/[.I13]*100" office:value-type="float" office:value="-27.7777777777778" calcext:value-type="float">
            <text:p>-27.7777777777778</text:p>
          </table:table-cell>
          <table:table-cell table:style-name="ce15" table:formula="of:=([.AP13]-[.J13])/[.J13]*100" office:value-type="float" office:value="-0" calcext:value-type="float">
            <text:p>0</text:p>
          </table:table-cell>
          <table:table-cell table:style-name="ce15" table:formula="of:=([.AQ13]-[.K13])/[.K13]*100" office:value-type="float" office:value="-38.5882352941176" calcext:value-type="float">
            <text:p>-38.5882352941176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HDL Include</text:p>
          </table:table-cell>
          <table:table-cell table:style-name="ce6" office:value-type="string" calcext:value-type="string">
            <text:p>ch_intrinsics.v</text:p>
          </table:table-cell>
          <table:table-cell table:style-name="ce9" office:value-type="float" office:value="1596" calcext:value-type="float">
            <text:p>1596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847" calcext:value-type="float">
            <text:p>847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24" calcext:value-type="float">
            <text:p>24</text:p>
          </table:table-cell>
          <table:table-cell table:style-name="ce23" table:formula="of:=([.H14]-[.$D14])/[.$D14]*100" office:value-type="float" office:value="-46.9298245614035" calcext:value-type="float">
            <text:p>-46.9298245614035</text:p>
          </table:table-cell>
          <table:table-cell table:style-name="ce23" table:formula="of:=([.I14]-[.E14])/[.E14]*100" office:value-type="float" office:value="-47.3684210526316" calcext:value-type="float">
            <text:p>-47.3684210526316</text:p>
          </table:table-cell>
          <table:table-cell table:style-name="ce23" table:formula="of:=([.J14]-[.F14])/[.F14]*100" office:value-type="float" office:value="-0" calcext:value-type="float">
            <text:p>0</text:p>
          </table:table-cell>
          <table:table-cell table:style-name="ce23" table:formula="of:=([.K14]-[.G14])/[.G14]*100" office:value-type="float" office:value="-14.2857142857143" calcext:value-type="float">
            <text:p>-14.2857142857143</text:p>
          </table:table-cell>
          <table:table-cell table:style-name="ce13" office:value-type="float" office:value="728" calcext:value-type="float">
            <text:p>72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23" calcext:value-type="float">
            <text:p>23</text:p>
          </table:table-cell>
          <table:table-cell table:style-name="ce23" table:formula="of:=([.P14]-[.$D14])/[.$D14]*100" office:value-type="float" office:value="-54.3859649122807" calcext:value-type="float">
            <text:p>-54.3859649122807</text:p>
          </table:table-cell>
          <table:table-cell table:style-name="ce23" table:formula="of:=([.Q14]-[.$E14])/[.$E14]*100" office:value-type="float" office:value="-47.3684210526316" calcext:value-type="float">
            <text:p>-47.3684210526316</text:p>
          </table:table-cell>
          <table:table-cell table:style-name="ce23" table:formula="of:=([.R14]-[.$F14])/[.$F14]*100" office:value-type="float" office:value="-0" calcext:value-type="float">
            <text:p>0</text:p>
          </table:table-cell>
          <table:table-cell table:style-name="ce23" table:formula="of:=([.S14]-[.$G14])/[.$G14]*100" office:value-type="float" office:value="-17.8571428571429" calcext:value-type="float">
            <text:p>-17.8571428571429</text:p>
          </table:table-cell>
          <table:table-cell table:style-name="ce15" table:formula="of:=([.P14]-[.$H14])/[.$H14]*100" office:value-type="float" office:value="-14.0495867768595" calcext:value-type="float">
            <text:p>-14.0495867768595</text:p>
          </table:table-cell>
          <table:table-cell table:style-name="ce15" table:formula="of:=([.Q14]-[.$I14])/[.$I14]*100" office:value-type="float" office:value="0" calcext:value-type="float">
            <text:p>0</text:p>
          </table:table-cell>
          <table:table-cell table:style-name="ce15" table:formula="of:=([.R14]-[.J14])/[.J14]*100" office:value-type="float" office:value="-0" calcext:value-type="float">
            <text:p>0</text:p>
          </table:table-cell>
          <table:table-cell table:style-name="ce15" table:formula="of:=([.S14]-[.K14])/[.K14]*100" office:value-type="float" office:value="-4.16666666666667" calcext:value-type="float">
            <text:p>-4.16666666666667</text:p>
          </table:table-cell>
          <table:table-cell table:style-name="ce13" office:value-type="float" office:value="555" calcext:value-type="float">
            <text:p>555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20" calcext:value-type="float">
            <text:p>20</text:p>
          </table:table-cell>
          <table:table-cell table:style-name="ce23" table:formula="of:=([.AB14]-[.$D14])/[.$D14]*100" office:value-type="float" office:value="-65.2255639097744" calcext:value-type="float">
            <text:p>-65.2255639097744</text:p>
          </table:table-cell>
          <table:table-cell table:style-name="ce23" table:formula="of:=([.AC14]-[.$E14])/[.$E14]*100" office:value-type="float" office:value="-47.3684210526316" calcext:value-type="float">
            <text:p>-47.3684210526316</text:p>
          </table:table-cell>
          <table:table-cell table:style-name="ce23" table:formula="of:=([.AD14]-[.$F14])/[.$F14]*100" office:value-type="float" office:value="-0" calcext:value-type="float">
            <text:p>0</text:p>
          </table:table-cell>
          <table:table-cell table:style-name="ce23" table:formula="of:=([.AE14]-[.$G14])/[.$G14]*100" office:value-type="float" office:value="-28.5714285714286" calcext:value-type="float">
            <text:p>-28.5714285714286</text:p>
          </table:table-cell>
          <table:table-cell table:style-name="ce15" table:formula="of:=([.AB14]-[.H14])/[.H14]*100" office:value-type="float" office:value="-34.4746162927981" calcext:value-type="float">
            <text:p>-34.4746162927981</text:p>
          </table:table-cell>
          <table:table-cell table:style-name="ce15" table:formula="of:=([.AC14]-[.I14])/[.I14]*100" office:value-type="float" office:value="0" calcext:value-type="float">
            <text:p>0</text:p>
          </table:table-cell>
          <table:table-cell table:style-name="ce15" table:formula="of:=([.AD14]-[.J14])/[.J14]*100" office:value-type="float" office:value="-0" calcext:value-type="float">
            <text:p>0</text:p>
          </table:table-cell>
          <table:table-cell table:style-name="ce15" table:formula="of:=([.AE14]-[.K14])/[.K14]*100" office:value-type="float" office:value="-16.6666666666667" calcext:value-type="float">
            <text:p>-16.6666666666667</text:p>
          </table:table-cell>
          <table:table-cell table:style-name="ce13" office:value-type="float" office:value="552" calcext:value-type="float">
            <text:p>552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20" calcext:value-type="float">
            <text:p>20</text:p>
          </table:table-cell>
          <table:table-cell table:style-name="ce23" table:formula="of:=([.AN14]-[.$D14])/[.$D14]*100" office:value-type="float" office:value="-65.4135338345865" calcext:value-type="float">
            <text:p>-65.4135338345865</text:p>
          </table:table-cell>
          <table:table-cell table:style-name="ce23" table:formula="of:=([.AO14]-[.$E14])/[.$E14]*100" office:value-type="float" office:value="-47.3684210526316" calcext:value-type="float">
            <text:p>-47.3684210526316</text:p>
          </table:table-cell>
          <table:table-cell table:style-name="ce23" table:formula="of:=([.AP14]-[.$F14])/[.$F14]*100" office:value-type="float" office:value="-0" calcext:value-type="float">
            <text:p>0</text:p>
          </table:table-cell>
          <table:table-cell table:style-name="ce23" table:formula="of:=([.AQ14]-[.$G14])/[.$G14]*100" office:value-type="float" office:value="-28.5714285714286" calcext:value-type="float">
            <text:p>-28.5714285714286</text:p>
          </table:table-cell>
          <table:table-cell table:style-name="ce15" table:formula="of:=([.AN14]-[.H14])/[.H14]*100" office:value-type="float" office:value="-34.8288075560803" calcext:value-type="float">
            <text:p>-34.8288075560803</text:p>
          </table:table-cell>
          <table:table-cell table:style-name="ce15" table:formula="of:=([.AO14]-[.I14])/[.I14]*100" office:value-type="float" office:value="0" calcext:value-type="float">
            <text:p>0</text:p>
          </table:table-cell>
          <table:table-cell table:style-name="ce15" table:formula="of:=([.AP14]-[.J14])/[.J14]*100" office:value-type="float" office:value="-0" calcext:value-type="float">
            <text:p>0</text:p>
          </table:table-cell>
          <table:table-cell table:style-name="ce15" table:formula="of:=([.AQ14]-[.K14])/[.K14]*100" office:value-type="float" office:value="-16.6666666666667" calcext:value-type="float">
            <text:p>-16.6666666666667</text:p>
          </table:table-cell>
          <table:table-cell table:number-columns-repeated="3"/>
        </table:table-row>
        <table:table-row table:style-name="ro1">
          <table:table-cell table:number-columns-repeated="54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Average Percentage improvement over Ref</text:p>
          </table:table-cell>
          <table:covered-table-cell/>
          <table:table-cell table:number-columns-repeated="8"/>
          <table:table-cell table:formula="of:=AVERAGE([.L5:.L14])" office:value-type="float" office:value="-34.2852807103895" calcext:value-type="float">
            <text:p>-34.2852807103895</text:p>
          </table:table-cell>
          <table:table-cell table:formula="of:=AVERAGE([.M5:.M14])" office:value-type="float" office:value="-31.3643191715723" calcext:value-type="float">
            <text:p>-31.3643191715723</text:p>
          </table:table-cell>
          <table:table-cell table:formula="of:=AVERAGE([.N5:.N14])" office:value-type="float" office:value="0" calcext:value-type="float">
            <text:p>0</text:p>
          </table:table-cell>
          <table:table-cell table:formula="of:=AVERAGE([.O5:.O14])" office:value-type="float" office:value="-13.7002334067864" calcext:value-type="float">
            <text:p>-13.7002334067864</text:p>
          </table:table-cell>
          <table:table-cell table:number-columns-repeated="8"/>
          <table:table-cell table:formula="of:=AVERAGE([.T5:.T14])" office:value-type="float" office:value="-37.5199743197487" calcext:value-type="float">
            <text:p>-37.5199743197487</text:p>
          </table:table-cell>
          <table:table-cell table:formula="of:=AVERAGE([.U5:.U14])" office:value-type="float" office:value="-34.1787793151233" calcext:value-type="float">
            <text:p>-34.1787793151233</text:p>
          </table:table-cell>
          <table:table-cell table:formula="of:=AVERAGE([.V5:.V14])" office:value-type="float" office:value="0" calcext:value-type="float">
            <text:p>0</text:p>
          </table:table-cell>
          <table:table-cell table:formula="of:=AVERAGE([.W5:.W14])" office:value-type="float" office:value="-22.5831469843729" calcext:value-type="float">
            <text:p>-22.5831469843729</text:p>
          </table:table-cell>
          <table:table-cell table:number-columns-repeated="8"/>
          <table:table-cell table:formula="of:=AVERAGE([.AF5:.AF14])" office:value-type="float" office:value="-49.582351647042" calcext:value-type="float">
            <text:p>-49.582351647042</text:p>
          </table:table-cell>
          <table:table-cell table:formula="of:=AVERAGE([.AG5:.AG14])" office:value-type="float" office:value="-40.6993253881406" calcext:value-type="float">
            <text:p>-40.6993253881406</text:p>
          </table:table-cell>
          <table:table-cell table:formula="of:=AVERAGE([.AH5:.AH14])" office:value-type="float" office:value="0" calcext:value-type="float">
            <text:p>0</text:p>
          </table:table-cell>
          <table:table-cell table:formula="of:=AVERAGE([.AI5:.AI14])" office:value-type="float" office:value="-40.2864502750436" calcext:value-type="float">
            <text:p>-40.2864502750436</text:p>
          </table:table-cell>
          <table:table-cell table:number-columns-repeated="8"/>
          <table:table-cell table:formula="of:=AVERAGE([.AR5:.AR14])" office:value-type="float" office:value="-49.42787129346" calcext:value-type="float">
            <text:p>-49.42787129346</text:p>
          </table:table-cell>
          <table:table-cell table:formula="of:=AVERAGE([.AS5:.AS14])" office:value-type="float" office:value="-41.1626458842268" calcext:value-type="float">
            <text:p>-41.1626458842268</text:p>
          </table:table-cell>
          <table:table-cell table:formula="of:=AVERAGE([.AT5:.AT14])" office:value-type="float" office:value="0" calcext:value-type="float">
            <text:p>0</text:p>
          </table:table-cell>
          <table:table-cell table:formula="of:=AVERAGE([.AU5:.AU14])" office:value-type="float" office:value="-41.525516501514" calcext:value-type="float">
            <text:p>-41.525516501514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 calcext:value-type="string" table:number-columns-spanned="2" table:number-rows-spanned="1">
            <text:p>Average Percentage improvement over Ref Short Wire</text:p>
          </table:table-cell>
          <table:covered-table-cell/>
          <table:table-cell table:number-columns-repeated="20"/>
          <table:table-cell table:formula="of:=AVERAGE([.X5:.X14])" office:value-type="float" office:value="-5.36454292526469" calcext:value-type="float">
            <text:p>-5.36454292526469</text:p>
          </table:table-cell>
          <table:table-cell table:formula="of:=AVERAGE([.Y5:.Y14])" office:value-type="float" office:value="-4.27430113745903" calcext:value-type="float">
            <text:p>-4.27430113745903</text:p>
          </table:table-cell>
          <table:table-cell table:formula="of:=AVERAGE([.Z5:.Z14])" office:value-type="float" office:value="0" calcext:value-type="float">
            <text:p>0</text:p>
          </table:table-cell>
          <table:table-cell table:formula="of:=AVERAGE([.AA5:.AA14])" office:value-type="float" office:value="-7.39081795218717" calcext:value-type="float">
            <text:p>-7.39081795218717</text:p>
          </table:table-cell>
          <table:table-cell table:number-columns-repeated="8"/>
          <table:table-cell table:formula="of:=AVERAGE([.AJ5:.AJ14])" office:value-type="float" office:value="-24.0066435396035" calcext:value-type="float">
            <text:p>-24.0066435396035</text:p>
          </table:table-cell>
          <table:table-cell table:formula="of:=AVERAGE([.AK5:.AK14])" office:value-type="float" office:value="-11.9830473619947" calcext:value-type="float">
            <text:p>-11.9830473619947</text:p>
          </table:table-cell>
          <table:table-cell table:formula="of:=AVERAGE([.AL5:.AL14])" office:value-type="float" office:value="0" calcext:value-type="float">
            <text:p>0</text:p>
          </table:table-cell>
          <table:table-cell table:formula="of:=AVERAGE([.AM5:.AM14])" office:value-type="float" office:value="-28.1727046570595" calcext:value-type="float">
            <text:p>-28.1727046570595</text:p>
          </table:table-cell>
          <table:table-cell table:number-columns-repeated="8"/>
          <table:table-cell table:formula="of:=AVERAGE([.AV5:.AV14])" office:value-type="float" office:value="-23.9914560101692" calcext:value-type="float">
            <text:p>-23.9914560101692</text:p>
          </table:table-cell>
          <table:table-cell table:formula="of:=AVERAGE([.AW5:.AW14])" office:value-type="float" office:value="-12.4954951481267" calcext:value-type="float">
            <text:p>-12.4954951481267</text:p>
          </table:table-cell>
          <table:table-cell table:formula="of:=AVERAGE([.AX5:.AX14])" office:value-type="float" office:value="0" calcext:value-type="float">
            <text:p>0</text:p>
          </table:table-cell>
          <table:table-cell table:formula="of:=AVERAGE([.AY5:.AY14])" office:value-type="float" office:value="-31.1117957926894" calcext:value-type="float">
            <text:p>-31.1117957926894</text:p>
          </table:table-cell>
          <table:table-cell table:number-columns-repeated="3"/>
        </table:table-row>
        <table:table-row table:style-name="ro1" table:number-rows-repeated="25">
          <table:table-cell table:number-columns-repeated="54"/>
        </table:table-row>
        <table:table-row table:style-name="ro1">
          <table:table-cell/>
          <table:table-cell office:value-type="string" calcext:value-type="string">
            <text:p>Errors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 table:number-columns-spanned="1" table:number-rows-spanned="2">
            <text:p>Basic No Timing</text:p>
          </table:table-cell>
          <table:table-cell table:style-name="ce6" office:value-type="string" calcext:value-type="string">
            <text:p>single_wire.v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number-columns-repeated="1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2" calcext:value-type="float">
            <text:p>2</text:p>
          </table:table-cell>
          <table:table-cell table:style-name="ce15" table:number-columns-repeated="4"/>
          <table:table-cell table:style-name="ce13" office:value-type="float" office:value="2" calcext:value-type="float">
            <text:p>2</text:p>
          </table:table-cell>
          <table:table-cell table:style-name="ce13" table:number-columns-repeated="4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2" calcext:value-type="float">
            <text:p>2</text:p>
          </table:table-cell>
          <table:table-cell table:style-name="ce15" table:number-columns-repeated="4"/>
          <table:table-cell table:style-name="ce13" office:value-type="float" office:value="2" calcext:value-type="float">
            <text:p>2</text:p>
          </table:table-cell>
          <table:table-cell table:style-name="ce13" table:number-columns-repeated="4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2" calcext:value-type="float">
            <text:p>2</text:p>
          </table:table-cell>
          <table:table-cell table:style-name="ce15" table:number-columns-repeated="4"/>
          <table:table-cell table:number-columns-repeated="4"/>
        </table:table-row>
        <table:table-row table:style-name="ro1">
          <table:covered-table-cell/>
          <table:table-cell table:style-name="ce6" office:value-type="string" calcext:value-type="string">
            <text:p>single_ff.v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number-columns-repeated="12"/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5" calcext:value-type="float">
            <text:p>5</text:p>
          </table:table-cell>
          <table:table-cell table:style-name="ce15" table:number-columns-repeated="4"/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3" calcext:value-type="float">
            <text:p>3</text:p>
          </table:table-cell>
          <table:table-cell table:style-name="ce15" table:number-columns-repeated="4"/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3" calcext:value-type="float">
            <text:p>3</text:p>
          </table:table-cell>
          <table:table-cell table:style-name="ce15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Basic Timing</text:p>
          </table:table-cell>
          <table:table-cell table:style-name="ce6" office:value-type="string" calcext:value-type="string">
            <text:p>single_wire.v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1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1" calcext:value-type="float">
            <text:p>1</text:p>
          </table:table-cell>
          <table:table-cell table:style-name="ce15" table:number-columns-repeated="4"/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1" calcext:value-type="float">
            <text:p>1</text:p>
          </table:table-cell>
          <table:table-cell table:style-name="ce15" table:number-columns-repeated="4"/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4"/>
        </table:table-row>
        <table:table-row table:style-name="ro1">
          <table:covered-table-cell/>
          <table:table-cell table:style-name="ce6" office:value-type="string" calcext:value-type="string">
            <text:p>single_ff.v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number-columns-repeated="12"/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5" calcext:value-type="float">
            <text:p>5</text:p>
          </table:table-cell>
          <table:table-cell table:style-name="ce15" table:number-columns-repeated="4"/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3" calcext:value-type="float">
            <text:p>3</text:p>
          </table:table-cell>
          <table:table-cell table:style-name="ce15" table:number-columns-repeated="4"/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3" calcext:value-type="float">
            <text:p>3</text:p>
          </table:table-cell>
          <table:table-cell table:style-name="ce15" table:number-columns-repeated="4"/>
          <table:table-cell table:number-columns-repeated="4"/>
        </table:table-row>
        <table:table-row table:style-name="ro1">
          <table:table-cell table:style-name="ce2" office:value-type="string" calcext:value-type="string">
            <text:p>Custom Timing</text:p>
          </table:table-cell>
          <table:table-cell table:style-name="ce6" office:value-type="string" calcext:value-type="string">
            <text:p>LU8PEEng.v</text:p>
          </table:table-cell>
          <table:table-cell table:style-name="ce9" office:value-type="float" office:value="256948" calcext:value-type="float">
            <text:p>256948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1048" calcext:value-type="float">
            <text:p>1048</text:p>
          </table:table-cell>
          <table:table-cell table:style-name="ce13" office:value-type="float" office:value="249943" calcext:value-type="float">
            <text:p>249943</text:p>
          </table:table-cell>
          <table:table-cell table:style-name="ce13" table:number-columns-repeated="12"/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1015" calcext:value-type="float">
            <text:p>1015</text:p>
          </table:table-cell>
          <table:table-cell table:style-name="ce15" table:number-columns-repeated="4"/>
          <table:table-cell table:style-name="ce13" office:value-type="float" office:value="-1" calcext:value-type="float">
            <text:p>-1</text:p>
          </table:table-cell>
          <table:table-cell table:style-name="ce13" table:number-columns-repeated="4"/>
          <table:table-cell table:number-columns-repeated="3" table:style-name="ce13" office:value-type="float" office:value="-1" calcext:value-type="float">
            <text:p>-1</text:p>
          </table:table-cell>
          <table:table-cell table:style-name="ce15" table:number-columns-repeated="4"/>
          <table:table-cell table:style-name="ce13" office:value-type="float" office:value="-1" calcext:value-type="float">
            <text:p>-1</text:p>
          </table:table-cell>
          <table:table-cell table:style-name="ce13" table:number-columns-repeated="4"/>
          <table:table-cell table:number-columns-repeated="3" table:style-name="ce13" office:value-type="float" office:value="-1" calcext:value-type="float">
            <text:p>-1</text:p>
          </table:table-cell>
          <table:table-cell table:style-name="ce15" table:number-columns-repeated="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4T13:00:07.530490940</meta:creation-date>
    <meta:generator>LibreOffice/7.3.5.2$Linux_X86_64 LibreOffice_project/30$Build-2</meta:generator>
    <dc:date>2022-09-01T14:56:53.349521529</dc:date>
    <meta:editing-duration>PT2H46M45S</meta:editing-duration>
    <meta:editing-cycles>25</meta:editing-cycles>
    <meta:document-statistic meta:table-count="1" meta:cell-count="67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592cm" svg:height="9.894cm" xlink:href=".." xlink:type="simple" chart:class="chart:bar" chart:style-name="ch1">
        <chart:title svg:x="12.842cm" svg:y="0.333cm" chart:style-name="ch2">
          <text:p>Total Wirelength Comparison</text:p>
        </chart:title>
        <chart:legend chart:legend-position="end" svg:x="23.053cm" svg:y="0.091cm" style:legend-expansion="custom" svg:width="7.724cm" svg:height="1.594cm" style:legend-expansion-aspect-ratio="4.8456712672522" chart:style-name="ch3"/>
        <chart:plot-area chart:style-name="ch4" table:cell-range-address="Sheet1.C5:Sheet1.C14 Sheet1.T5:Sheet1.T14 Sheet1.L5:Sheet1.L14 Sheet1.AF5:Sheet1.AF14 Sheet1.AR5:Sheet1.AR14" chart:data-source-has-labels="both" svg:x="1.029cm" svg:y="1.599cm" svg:width="29.409cm" svg:height="8.239cm">
          <chart:coordinate-region svg:x="1.756cm" svg:y="1.799cm" svg:width="28.682cm" svg:height="7.84cm"/>
          <chart:axis chart:dimension="x" chart:name="primary-x" chart:style-name="ch5" chartooo:axis-type="auto">
            <chartooo:date-scale/>
            <chart:categories table:cell-range-address="Sheet1.C5:Sheet1.C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T5:Sheet1.T14" loext:label-string="&quot;FS4&quot;" chart:class="chart:bar">
            <chart:data-point chart:repeated="10"/>
          </chart:series>
          <chart:series chart:style-name="ch9" chart:values-cell-range-address="Sheet1.L5:Sheet1.L14" loext:label-string="&quot;Ref Short Wire&quot;" chart:class="chart:bar">
            <chart:data-point chart:repeated="10"/>
          </chart:series>
          <chart:series chart:style-name="ch10" chart:values-cell-range-address="Sheet1.AF5:Sheet1.AF14" loext:label-string="&quot;Full noss&quot;" chart:class="chart:bar">
            <chart:data-point chart:repeated="10"/>
          </chart:series>
          <chart:series chart:style-name="ch11" chart:values-cell-range-address="Sheet1.AR5:Sheet1.AR14" loext:label-string="&quot;Full&quot;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S4</text:p>
              </table:table-cell>
              <table:table-cell office:value-type="string">
                <text:p>Ref Short Wire</text:p>
              </table:table-cell>
              <table:table-cell office:value-type="string">
                <text:p>Full noss</text:p>
              </table:table-cell>
              <table:table-cell office:value-type="string">
                <text:p>Full</text:p>
              </table:table-cell>
            </table:table-row>
          </table:table-header-rows>
          <table:table-rows>
            <table:table-row>
              <table:table-cell office:value-type="string">
                <text:p>ch_intrinsics.v</text:p>
                <draw:g>
                  <svg:desc>Sheet1.C5:Sheet1.C14</svg:desc>
                </draw:g>
              </table:table-cell>
              <table:table-cell office:value-type="float" office:value="-54.3859649122807">
                <text:p>-54.3859649122807</text:p>
                <draw:g>
                  <svg:desc>Sheet1.T5:Sheet1.T14</svg:desc>
                </draw:g>
              </table:table-cell>
              <table:table-cell office:value-type="float" office:value="-46.9298245614035">
                <text:p>-46.9298245614035</text:p>
                <draw:g>
                  <svg:desc>Sheet1.L5:Sheet1.L14</svg:desc>
                </draw:g>
              </table:table-cell>
              <table:table-cell office:value-type="float" office:value="-65.2255639097744">
                <text:p>-65.2255639097744</text:p>
                <draw:g>
                  <svg:desc>Sheet1.AF5:Sheet1.AF14</svg:desc>
                </draw:g>
              </table:table-cell>
              <table:table-cell office:value-type="float" office:value="-65.4135338345865">
                <text:p>-65.4135338345865</text:p>
                <draw:g>
                  <svg:desc>Sheet1.AR5:Sheet1.AR14</svg:desc>
                </draw:g>
              </table:table-cell>
            </table:table-row>
            <table:table-row>
              <table:table-cell office:value-type="string">
                <text:p>diffeq1.v</text:p>
              </table:table-cell>
              <table:table-cell office:value-type="float" office:value="-39.7299293174385">
                <text:p>-39.7299293174385</text:p>
              </table:table-cell>
              <table:table-cell office:value-type="float" office:value="-31.437915391919">
                <text:p>-31.437915391919</text:p>
              </table:table-cell>
              <table:table-cell office:value-type="float" office:value="-48.9186623061504">
                <text:p>-48.9186623061504</text:p>
              </table:table-cell>
              <table:table-cell office:value-type="float" office:value="-51.0285895136618">
                <text:p>-51.0285895136618</text:p>
              </table:table-cell>
            </table:table-row>
            <table:table-row>
              <table:table-cell office:value-type="string">
                <text:p>ch_intrinsics.v</text:p>
              </table:table-cell>
              <table:table-cell office:value-type="float" office:value="-38.4897360703812">
                <text:p>-38.4897360703812</text:p>
              </table:table-cell>
              <table:table-cell office:value-type="float" office:value="-35.1906158357771">
                <text:p>-35.1906158357771</text:p>
              </table:table-cell>
              <table:table-cell office:value-type="float" office:value="-56.6715542521994">
                <text:p>-56.6715542521994</text:p>
              </table:table-cell>
              <table:table-cell office:value-type="float" office:value="-59.4574780058651">
                <text:p>-59.4574780058651</text:p>
              </table:table-cell>
            </table:table-row>
            <table:table-row>
              <table:table-cell office:value-type="string">
                <text:p>diffeq1.v</text:p>
              </table:table-cell>
              <table:table-cell office:value-type="float" office:value="-34.2317084200054">
                <text:p>-34.2317084200054</text:p>
              </table:table-cell>
              <table:table-cell office:value-type="float" office:value="-40.4720991227277">
                <text:p>-40.4720991227277</text:p>
              </table:table-cell>
              <table:table-cell office:value-type="float" office:value="-53.1156733291128">
                <text:p>-53.1156733291128</text:p>
              </table:table-cell>
              <table:table-cell office:value-type="float" office:value="-57.6196074884688">
                <text:p>-57.6196074884688</text:p>
              </table:table-cell>
            </table:table-row>
            <table:table-row>
              <table:table-cell office:value-type="string">
                <text:p>mkPktMerge.v</text:p>
              </table:table-cell>
              <table:table-cell office:value-type="float" office:value="-35.6672610067206">
                <text:p>-35.6672610067206</text:p>
              </table:table-cell>
              <table:table-cell office:value-type="float" office:value="-29.1455218762858">
                <text:p>-29.1455218762858</text:p>
              </table:table-cell>
              <table:table-cell office:value-type="float" office:value="-43.7937182828144">
                <text:p>-43.7937182828144</text:p>
              </table:table-cell>
              <table:table-cell office:value-type="float" office:value="-39.5281854340968">
                <text:p>-39.5281854340968</text:p>
              </table:table-cell>
            </table:table-row>
            <table:table-row>
              <table:table-cell office:value-type="string">
                <text:p>arm_core.v</text:p>
              </table:table-cell>
              <table:table-cell office:value-type="float" office:value="-24.623038136838">
                <text:p>-24.623038136838</text:p>
              </table:table-cell>
              <table:table-cell office:value-type="float" office:value="-23.2336609727085">
                <text:p>-23.2336609727085</text:p>
              </table:table-cell>
              <table:table-cell office:value-type="float" office:value="-32.6891310734082">
                <text:p>-32.6891310734082</text:p>
              </table:table-cell>
              <table:table-cell office:value-type="float" office:value="-31.7683376114271">
                <text:p>-31.7683376114271</text:p>
              </table:table-cell>
            </table:table-row>
            <table:table-row>
              <table:table-cell office:value-type="string">
                <text:p>stereovision0.v</text:p>
              </table:table-cell>
              <table:table-cell office:value-type="float" office:value="-38.4417711963767">
                <text:p>-38.4417711963767</text:p>
              </table:table-cell>
              <table:table-cell office:value-type="float" office:value="-36.5064323916291">
                <text:p>-36.5064323916291</text:p>
              </table:table-cell>
              <table:table-cell office:value-type="float" office:value="-44.5449143150828">
                <text:p>-44.5449143150828</text:p>
              </table:table-cell>
              <table:table-cell office:value-type="float" office:value="-42.8649438671442">
                <text:p>-42.8649438671442</text:p>
              </table:table-cell>
            </table:table-row>
            <table:table-row>
              <table:table-cell office:value-type="string">
                <text:p>raygentop.v</text:p>
              </table:table-cell>
              <table:table-cell office:value-type="float" office:value="-41.7983462487554">
                <text:p>-41.7983462487554</text:p>
              </table:table-cell>
              <table:table-cell office:value-type="float" office:value="-35.9193038659682">
                <text:p>-35.9193038659682</text:p>
              </table:table-cell>
              <table:table-cell office:value-type="float" office:value="-53.4914931382311">
                <text:p>-53.4914931382311</text:p>
              </table:table-cell>
              <table:table-cell office:value-type="float" office:value="-51.8983505779471">
                <text:p>-51.8983505779471</text:p>
              </table:table-cell>
            </table:table-row>
            <table:table-row>
              <table:table-cell office:value-type="string">
                <text:p>or1200.v</text:p>
              </table:table-cell>
              <table:table-cell office:value-type="float" office:value="-13.4460229764097">
                <text:p>-13.4460229764097</text:p>
              </table:table-cell>
              <table:table-cell office:value-type="float" office:value="-17.0876085240726">
                <text:p>-17.0876085240726</text:p>
              </table:table-cell>
              <table:table-cell office:value-type="float" office:value="-32.1472419538718">
                <text:p>-32.1472419538718</text:p>
              </table:table-cell>
              <table:table-cell office:value-type="float" office:value="-29.2861527668157">
                <text:p>-29.2861527668157</text:p>
              </table:table-cell>
            </table:table-row>
            <table:table-row>
              <table:table-cell office:value-type="string">
                <text:p>ch_intrinsics.v</text:p>
              </table:table-cell>
              <table:table-cell office:value-type="float" office:value="-54.3859649122807">
                <text:p>-54.3859649122807</text:p>
              </table:table-cell>
              <table:table-cell office:value-type="float" office:value="-46.9298245614035">
                <text:p>-46.9298245614035</text:p>
              </table:table-cell>
              <table:table-cell office:value-type="float" office:value="-65.2255639097744">
                <text:p>-65.2255639097744</text:p>
              </table:table-cell>
              <table:table-cell office:value-type="float" office:value="-65.4135338345865">
                <text:p>-65.41353383458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851cm" svg:height="9.894cm" xlink:href=".." xlink:type="simple" chart:class="chart:bar" chart:style-name="ch1">
        <chart:title svg:x="13.81cm" svg:y="0.333cm" chart:style-name="ch2">
          <text:p>Minimum Channel Size Comparison</text:p>
        </chart:title>
        <chart:legend chart:legend-position="end" svg:x="26.311cm" svg:y="0cm" style:legend-expansion="custom" svg:width="8.08cm" svg:height="1.594cm" style:legend-expansion-aspect-ratio="5.06900878293601" chart:style-name="ch3"/>
        <chart:plot-area chart:style-name="ch4" table:cell-range-address="Sheet1.C5:Sheet1.C14 Sheet1.U5:Sheet1.U14 Sheet1.M5:Sheet1.M14 Sheet1.AG5:Sheet1.AG14 Sheet1.AS5:Sheet1.AS14" chart:data-source-has-labels="both" svg:x="1.21cm" svg:y="1.522cm" svg:width="32.368cm" svg:height="8.314cm">
          <chart:coordinate-region svg:x="1.937cm" svg:y="1.721cm" svg:width="31.641cm" svg:height="7.916cm"/>
          <chart:axis chart:dimension="x" chart:name="primary-x" chart:style-name="ch5" chartooo:axis-type="text">
            <chart:categories table:cell-range-address="Sheet1.C5:Sheet1.C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U5:Sheet1.U14" loext:label-string="&quot;FS4&quot;" chart:class="chart:bar">
            <chart:data-point chart:repeated="10"/>
          </chart:series>
          <chart:series chart:style-name="ch9" chart:values-cell-range-address="Sheet1.M5:Sheet1.M14" loext:label-string="&quot;Ref Short Wire&quot;" chart:class="chart:bar">
            <chart:data-point chart:repeated="10"/>
          </chart:series>
          <chart:series chart:style-name="ch10" chart:values-cell-range-address="Sheet1.AG5:Sheet1.AG14" loext:label-string="&quot;Full noss&quot;" chart:class="chart:bar">
            <chart:data-point chart:repeated="10"/>
          </chart:series>
          <chart:series chart:style-name="ch11" chart:values-cell-range-address="Sheet1.AS5:Sheet1.AS14" loext:label-string="&quot;Full&quot;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S4</text:p>
              </table:table-cell>
              <table:table-cell office:value-type="string">
                <text:p>Ref Short Wire</text:p>
              </table:table-cell>
              <table:table-cell office:value-type="string">
                <text:p>Full noss</text:p>
              </table:table-cell>
              <table:table-cell office:value-type="string">
                <text:p>Full</text:p>
              </table:table-cell>
            </table:table-row>
          </table:table-header-rows>
          <table:table-rows>
            <table:table-row>
              <table:table-cell office:value-type="string">
                <text:p>ch_intrinsics.v</text:p>
                <draw:g>
                  <svg:desc>Sheet1.C5:Sheet1.C14</svg:desc>
                </draw:g>
              </table:table-cell>
              <table:table-cell office:value-type="float" office:value="-47.3684210526316">
                <text:p>-47.3684210526316</text:p>
                <draw:g>
                  <svg:desc>Sheet1.U5:Sheet1.U14</svg:desc>
                </draw:g>
              </table:table-cell>
              <table:table-cell office:value-type="float" office:value="-47.3684210526316">
                <text:p>-47.3684210526316</text:p>
                <draw:g>
                  <svg:desc>Sheet1.M5:Sheet1.M14</svg:desc>
                </draw:g>
              </table:table-cell>
              <table:table-cell office:value-type="float" office:value="-47.3684210526316">
                <text:p>-47.3684210526316</text:p>
                <draw:g>
                  <svg:desc>Sheet1.AG5:Sheet1.AG14</svg:desc>
                </draw:g>
              </table:table-cell>
              <table:table-cell office:value-type="float" office:value="-47.3684210526316">
                <text:p>-47.3684210526316</text:p>
                <draw:g>
                  <svg:desc>Sheet1.AS5:Sheet1.AS14</svg:desc>
                </draw:g>
              </table:table-cell>
            </table:table-row>
            <table:table-row>
              <table:table-cell office:value-type="string">
                <text:p>diffeq1.v</text:p>
              </table:table-cell>
              <table:table-cell office:value-type="float" office:value="-32.1428571428571">
                <text:p>-32.1428571428571</text:p>
              </table:table-cell>
              <table:table-cell office:value-type="float" office:value="-32.1428571428571">
                <text:p>-32.1428571428571</text:p>
              </table:table-cell>
              <table:table-cell office:value-type="float" office:value="-42.8571428571429">
                <text:p>-42.8571428571429</text:p>
              </table:table-cell>
              <table:table-cell office:value-type="float" office:value="-39.2857142857143">
                <text:p>-39.2857142857143</text:p>
              </table:table-cell>
            </table:table-row>
            <table:table-row>
              <table:table-cell office:value-type="string">
                <text:p>ch_intrinsics.v</text:p>
              </table:table-cell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diffeq1.v</text:p>
              </table:table-cell>
              <table:table-cell office:value-type="float" office:value="-28">
                <text:p>-28</text:p>
              </table:table-cell>
              <table:table-cell office:value-type="float" office:value="-24">
                <text:p>-24</text:p>
              </table:table-cell>
              <table:table-cell office:value-type="float" office:value="-36">
                <text:p>-36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mkPktMerge.v</text:p>
              </table:table-cell>
              <table:table-cell office:value-type="float" office:value="NaN">
                <text:p>NaN</text:p>
              </table:table-cell>
              <table:table-cell office:value-type="float" office:value="-27.7777777777778">
                <text:p>-27.7777777777778</text:p>
              </table:table-cell>
              <table:table-cell office:value-type="float" office:value="-44.4444444444444">
                <text:p>-44.4444444444444</text:p>
              </table:table-cell>
              <table:table-cell office:value-type="float" office:value="-44.4444444444444">
                <text:p>-44.4444444444444</text:p>
              </table:table-cell>
            </table:table-row>
            <table:table-row>
              <table:table-cell office:value-type="string">
                <text:p>arm_core.v</text:p>
              </table:table-cell>
              <table:table-cell office:value-type="float" office:value="-9.43396226415094">
                <text:p>-9.43396226415094</text:p>
              </table:table-cell>
              <table:table-cell office:value-type="float" office:value="-5.66037735849057">
                <text:p>-5.66037735849057</text:p>
              </table:table-cell>
              <table:table-cell office:value-type="float" office:value="-26.4150943396226">
                <text:p>-26.4150943396226</text:p>
              </table:table-cell>
              <table:table-cell office:value-type="float" office:value="-28.3018867924528">
                <text:p>-28.3018867924528</text:p>
              </table:table-cell>
            </table:table-row>
            <table:table-row>
              <table:table-cell office:value-type="string">
                <text:p>stereovision0.v</text:p>
              </table:table-cell>
              <table:table-cell office:value-type="float" office:value="-24">
                <text:p>-24</text:p>
              </table:table-cell>
              <table:table-cell office:value-type="float" office:value="-20">
                <text:p>-20</text:p>
              </table:table-cell>
              <table:table-cell office:value-type="float" office:value="-32">
                <text:p>-3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raygentop.v</text:p>
              </table:table-cell>
              <table:table-cell office:value-type="float" office:value="-31.0344827586207">
                <text:p>-31.0344827586207</text:p>
              </table:table-cell>
              <table:table-cell office:value-type="float" office:value="-27.5862068965517">
                <text:p>-27.5862068965517</text:p>
              </table:table-cell>
              <table:table-cell office:value-type="float" office:value="-37.9310344827586">
                <text:p>-37.9310344827586</text:p>
              </table:table-cell>
              <table:table-cell office:value-type="float" office:value="-41.3793103448276">
                <text:p>-41.3793103448276</text:p>
              </table:table-cell>
            </table:table-row>
            <table:table-row>
              <table:table-cell office:value-type="string">
                <text:p>or1200.v</text:p>
              </table:table-cell>
              <table:table-cell office:value-type="float" office:value="-28.2608695652174">
                <text:p>-28.2608695652174</text:p>
              </table:table-cell>
              <table:table-cell office:value-type="float" office:value="-21.7391304347826">
                <text:p>-21.7391304347826</text:p>
              </table:table-cell>
              <table:table-cell office:value-type="float" office:value="-32.6086956521739">
                <text:p>-32.6086956521739</text:p>
              </table:table-cell>
              <table:table-cell office:value-type="float" office:value="-43.4782608695652">
                <text:p>-43.4782608695652</text:p>
              </table:table-cell>
            </table:table-row>
            <table:table-row>
              <table:table-cell office:value-type="string">
                <text:p>ch_intrinsics.v</text:p>
              </table:table-cell>
              <table:table-cell office:value-type="float" office:value="-47.3684210526316">
                <text:p>-47.3684210526316</text:p>
              </table:table-cell>
              <table:table-cell office:value-type="float" office:value="-47.3684210526316">
                <text:p>-47.3684210526316</text:p>
              </table:table-cell>
              <table:table-cell office:value-type="float" office:value="-47.3684210526316">
                <text:p>-47.3684210526316</text:p>
              </table:table-cell>
              <table:table-cell office:value-type="float" office:value="-47.3684210526316">
                <text:p>-47.36842105263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29cm" svg:height="9.894cm" xlink:href=".." xlink:type="simple" chart:class="chart:bar" chart:style-name="ch1">
        <chart:title svg:x="3.435cm" svg:y="0.333cm" chart:style-name="ch2">
          <text:p>Average Percentage Difference</text:p>
        </chart:title>
        <chart:legend chart:legend-position="end" svg:x="11.072cm" svg:y="4.15cm" style:legend-expansion="high" chart:style-name="ch3"/>
        <chart:plot-area chart:style-name="ch4" table:cell-range-address="Sheet1.T4:Sheet1.W4 Sheet1.X16:Sheet1.AA16 Sheet1.AJ16:Sheet1.AM16 Sheet1.AV16:Sheet1.AY16" chart:data-source-has-labels="both" svg:x="0.008cm" svg:y="1.273cm" svg:width="12.738cm" svg:height="8.564cm">
          <chart:coordinate-region svg:x="0.735cm" svg:y="1.472cm" svg:width="12.011cm" svg:height="8.166cm"/>
          <chart:axis chart:dimension="x" chart:name="primary-x" chart:style-name="ch5" chartooo:axis-type="text">
            <chart:categories table:cell-range-address="Sheet1.T4:Sheet1.W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X16:Sheet1.AA16" loext:label-string="&quot;FS4&quot;" chart:class="chart:bar">
            <chart:data-point chart:repeated="4"/>
          </chart:series>
          <chart:series chart:style-name="ch9" chart:values-cell-range-address="Sheet1.AJ16:Sheet1.AM16" loext:label-string="&quot;Full noss&quot;" chart:class="chart:bar">
            <chart:data-point chart:repeated="4"/>
          </chart:series>
          <chart:series chart:style-name="ch10" chart:values-cell-range-address="Sheet1.AV16:Sheet1.AY16" loext:label-string="&quot;Full&quot;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S4</text:p>
              </table:table-cell>
              <table:table-cell office:value-type="string">
                <text:p>Full noss</text:p>
              </table:table-cell>
              <table:table-cell office:value-type="string">
                <text:p>Full</text:p>
              </table:table-cell>
            </table:table-row>
          </table:table-header-rows>
          <table:table-rows>
            <table:table-row>
              <table:table-cell office:value-type="string">
                <text:p>Total Wirelength Diff</text:p>
                <draw:g>
                  <svg:desc>Sheet1.T4:Sheet1.W4</svg:desc>
                </draw:g>
              </table:table-cell>
              <table:table-cell office:value-type="float" office:value="-37.5199743197487">
                <text:p>-37.5199743197487</text:p>
                <draw:g>
                  <svg:desc>Sheet1.X16:Sheet1.AA16</svg:desc>
                </draw:g>
              </table:table-cell>
              <table:table-cell office:value-type="float" office:value="-49.582351647042">
                <text:p>-49.582351647042</text:p>
                <draw:g>
                  <svg:desc>Sheet1.AJ16:Sheet1.AM16</svg:desc>
                </draw:g>
              </table:table-cell>
              <table:table-cell office:value-type="float" office:value="-49.42787129346">
                <text:p>-49.42787129346</text:p>
                <draw:g>
                  <svg:desc>Sheet1.AV16:Sheet1.AY16</svg:desc>
                </draw:g>
              </table:table-cell>
            </table:table-row>
            <table:table-row>
              <table:table-cell office:value-type="string">
                <text:p>Min Chan Width Diff</text:p>
              </table:table-cell>
              <table:table-cell office:value-type="float" office:value="-34.1787793151233">
                <text:p>-34.1787793151233</text:p>
              </table:table-cell>
              <table:table-cell office:value-type="float" office:value="-40.6993253881406">
                <text:p>-40.6993253881406</text:p>
              </table:table-cell>
              <table:table-cell office:value-type="float" office:value="-41.1626458842268">
                <text:p>-41.1626458842268</text:p>
              </table:table-cell>
            </table:table-row>
            <table:table-row>
              <table:table-cell office:value-type="string">
                <text:p>Critical Path Dif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x Net Length Diff</text:p>
              </table:table-cell>
              <table:table-cell office:value-type="float" office:value="-22.5831469843729">
                <text:p>-22.5831469843729</text:p>
              </table:table-cell>
              <table:table-cell office:value-type="float" office:value="-40.2864502750436">
                <text:p>-40.2864502750436</text:p>
              </table:table-cell>
              <table:table-cell office:value-type="float" office:value="-41.525516501514">
                <text:p>-41.5255165015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632cm" svg:height="9.894cm" xlink:href=".." xlink:type="simple" chart:class="chart:bar" chart:style-name="ch1">
        <chart:title svg:x="15.415cm" svg:y="0.333cm" chart:style-name="ch2">
          <text:p>Max Net Length Comparison</text:p>
        </chart:title>
        <chart:legend chart:legend-position="end" svg:x="28.396cm" svg:y="0.232cm" style:legend-expansion="custom" svg:width="7.812cm" svg:height="1.594cm" style:legend-expansion-aspect-ratio="4.900878293601" chart:style-name="ch3"/>
        <chart:plot-area chart:style-name="ch4" table:cell-range-address="Sheet1.C5:Sheet1.C14 Sheet1.W5:Sheet1.W14 Sheet1.AI5:Sheet1.AI14 Sheet1.AU5:Sheet1.AU14" chart:data-source-has-labels="both" svg:x="1.304cm" svg:y="1.688cm" svg:width="34.07cm" svg:height="8.143cm">
          <chart:coordinate-region svg:x="2.031cm" svg:y="1.887cm" svg:width="33.343cm" svg:height="7.745cm"/>
          <chart:axis chart:dimension="x" chart:name="primary-x" chart:style-name="ch5" chartooo:axis-type="auto">
            <chartooo:date-scale/>
            <chart:categories table:cell-range-address="Sheet1.C5:Sheet1.C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W5:Sheet1.W14" loext:label-string="&quot;FS4&quot;" chart:class="chart:bar">
            <chart:data-point chart:repeated="10"/>
          </chart:series>
          <chart:series chart:style-name="ch9" chart:values-cell-range-address="Sheet1.W5:Sheet1.W14" loext:label-string="&quot;Ref Short Wire&quot;" chart:class="chart:bar">
            <chart:data-point chart:repeated="10"/>
          </chart:series>
          <chart:series chart:style-name="ch10" chart:values-cell-range-address="Sheet1.AI5:Sheet1.AI14" loext:label-string="&quot;Full noss&quot;" chart:class="chart:bar">
            <chart:data-point chart:repeated="10"/>
          </chart:series>
          <chart:series chart:style-name="ch11" chart:values-cell-range-address="Sheet1.AU5:Sheet1.AU14" loext:label-string="&quot;Full&quot;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S4</text:p>
              </table:table-cell>
              <table:table-cell office:value-type="string">
                <text:p>Ref Short Wire</text:p>
              </table:table-cell>
              <table:table-cell office:value-type="string">
                <text:p>Full noss</text:p>
              </table:table-cell>
              <table:table-cell office:value-type="string">
                <text:p>Full</text:p>
              </table:table-cell>
            </table:table-row>
          </table:table-header-rows>
          <table:table-rows>
            <table:table-row>
              <table:table-cell office:value-type="string">
                <text:p>ch_intrinsics.v</text:p>
                <draw:g>
                  <svg:desc>Sheet1.C5:Sheet1.C14</svg:desc>
                </draw:g>
              </table:table-cell>
              <table:table-cell office:value-type="float" office:value="-17.8571428571429">
                <text:p>-17.8571428571429</text:p>
                <draw:g>
                  <svg:desc>Sheet1.W5:Sheet1.W14</svg:desc>
                </draw:g>
              </table:table-cell>
              <table:table-cell office:value-type="float" office:value="-17.8571428571429">
                <text:p>-17.8571428571429</text:p>
                <draw:g>
                  <svg:desc>Sheet1.W5:Sheet1.W14</svg:desc>
                </draw:g>
              </table:table-cell>
              <table:table-cell office:value-type="float" office:value="-28.5714285714286">
                <text:p>-28.5714285714286</text:p>
                <draw:g>
                  <svg:desc>Sheet1.AI5:Sheet1.AI14</svg:desc>
                </draw:g>
              </table:table-cell>
              <table:table-cell office:value-type="float" office:value="-28.5714285714286">
                <text:p>-28.5714285714286</text:p>
                <draw:g>
                  <svg:desc>Sheet1.AU5:Sheet1.AU14</svg:desc>
                </draw:g>
              </table:table-cell>
            </table:table-row>
            <table:table-row>
              <table:table-cell office:value-type="string">
                <text:p>diffeq1.v</text:p>
              </table:table-cell>
              <table:table-cell office:value-type="float" office:value="-16.9014084507042">
                <text:p>-16.9014084507042</text:p>
              </table:table-cell>
              <table:table-cell office:value-type="float" office:value="-16.9014084507042">
                <text:p>-16.9014084507042</text:p>
              </table:table-cell>
              <table:table-cell office:value-type="float" office:value="-33.8028169014084">
                <text:p>-33.8028169014084</text:p>
              </table:table-cell>
              <table:table-cell office:value-type="float" office:value="-38.0281690140845">
                <text:p>-38.0281690140845</text:p>
              </table:table-cell>
            </table:table-row>
            <table:table-row>
              <table:table-cell office:value-type="string">
                <text:p>ch_intrinsics.v</text:p>
              </table:table-cell>
              <table:table-cell office:value-type="float" office:value="-47.3684210526316">
                <text:p>-47.3684210526316</text:p>
              </table:table-cell>
              <table:table-cell office:value-type="float" office:value="-47.3684210526316">
                <text:p>-47.3684210526316</text:p>
              </table:table-cell>
              <table:table-cell office:value-type="float" office:value="-47.3684210526316">
                <text:p>-47.3684210526316</text:p>
              </table:table-cell>
              <table:table-cell office:value-type="float" office:value="-44.7368421052632">
                <text:p>-44.7368421052632</text:p>
              </table:table-cell>
            </table:table-row>
            <table:table-row>
              <table:table-cell office:value-type="string">
                <text:p>diffeq1.v</text:p>
              </table:table-cell>
              <table:table-cell office:value-type="float" office:value="-35.7142857142857">
                <text:p>-35.7142857142857</text:p>
              </table:table-cell>
              <table:table-cell office:value-type="float" office:value="-35.7142857142857">
                <text:p>-35.7142857142857</text:p>
              </table:table-cell>
              <table:table-cell office:value-type="float" office:value="-63.0952380952381">
                <text:p>-63.0952380952381</text:p>
              </table:table-cell>
              <table:table-cell office:value-type="float" office:value="-72.6190476190476">
                <text:p>-72.6190476190476</text:p>
              </table:table-cell>
            </table:table-row>
            <table:table-row>
              <table:table-cell office:value-type="string">
                <text:p>mkPktMerge.v</text:p>
              </table:table-cell>
              <table:table-cell office:value-type="float" office:value="-29.1970802919708">
                <text:p>-29.1970802919708</text:p>
              </table:table-cell>
              <table:table-cell office:value-type="float" office:value="-29.1970802919708">
                <text:p>-29.1970802919708</text:p>
              </table:table-cell>
              <table:table-cell office:value-type="float" office:value="-32.8467153284672">
                <text:p>-32.8467153284672</text:p>
              </table:table-cell>
              <table:table-cell office:value-type="float" office:value="-43.7956204379562">
                <text:p>-43.7956204379562</text:p>
              </table:table-cell>
            </table:table-row>
            <table:table-row>
              <table:table-cell office:value-type="string">
                <text:p>arm_core.v</text:p>
              </table:table-cell>
              <table:table-cell office:value-type="float" office:value="-18.9189189189189">
                <text:p>-18.9189189189189</text:p>
              </table:table-cell>
              <table:table-cell office:value-type="float" office:value="-18.9189189189189">
                <text:p>-18.9189189189189</text:p>
              </table:table-cell>
              <table:table-cell office:value-type="float" office:value="-42.9054054054054">
                <text:p>-42.9054054054054</text:p>
              </table:table-cell>
              <table:table-cell office:value-type="float" office:value="-45.777027027027">
                <text:p>-45.777027027027</text:p>
              </table:table-cell>
            </table:table-row>
            <table:table-row>
              <table:table-cell office:value-type="string">
                <text:p>stereovision0.v</text:p>
              </table:table-cell>
              <table:table-cell office:value-type="float" office:value="-22.7112676056338">
                <text:p>-22.7112676056338</text:p>
              </table:table-cell>
              <table:table-cell office:value-type="float" office:value="-22.7112676056338">
                <text:p>-22.7112676056338</text:p>
              </table:table-cell>
              <table:table-cell office:value-type="float" office:value="-27.112676056338">
                <text:p>-27.112676056338</text:p>
              </table:table-cell>
              <table:table-cell office:value-type="float" office:value="-29.2253521126761">
                <text:p>-29.2253521126761</text:p>
              </table:table-cell>
            </table:table-row>
            <table:table-row>
              <table:table-cell office:value-type="string">
                <text:p>raygentop.v</text:p>
              </table:table-cell>
              <table:table-cell office:value-type="float" office:value="-0.40983606557377">
                <text:p>-0.40983606557377</text:p>
              </table:table-cell>
              <table:table-cell office:value-type="float" office:value="-0.40983606557377">
                <text:p>-0.40983606557377</text:p>
              </table:table-cell>
              <table:table-cell office:value-type="float" office:value="-50.8196721311475">
                <text:p>-50.8196721311475</text:p>
              </table:table-cell>
              <table:table-cell office:value-type="float" office:value="-39.344262295082">
                <text:p>-39.344262295082</text:p>
              </table:table-cell>
            </table:table-row>
            <table:table-row>
              <table:table-cell office:value-type="string">
                <text:p>or1200.v</text:p>
              </table:table-cell>
              <table:table-cell office:value-type="float" office:value="-18.895966029724">
                <text:p>-18.895966029724</text:p>
              </table:table-cell>
              <table:table-cell office:value-type="float" office:value="-18.895966029724">
                <text:p>-18.895966029724</text:p>
              </table:table-cell>
              <table:table-cell office:value-type="float" office:value="-47.7707006369427">
                <text:p>-47.7707006369427</text:p>
              </table:table-cell>
              <table:table-cell office:value-type="float" office:value="-44.5859872611465">
                <text:p>-44.5859872611465</text:p>
              </table:table-cell>
            </table:table-row>
            <table:table-row>
              <table:table-cell office:value-type="string">
                <text:p>ch_intrinsics.v</text:p>
              </table:table-cell>
              <table:table-cell office:value-type="float" office:value="-17.8571428571429">
                <text:p>-17.8571428571429</text:p>
              </table:table-cell>
              <table:table-cell office:value-type="float" office:value="-17.8571428571429">
                <text:p>-17.8571428571429</text:p>
              </table:table-cell>
              <table:table-cell office:value-type="float" office:value="-28.5714285714286">
                <text:p>-28.5714285714286</text:p>
              </table:table-cell>
              <table:table-cell office:value-type="float" office:value="-28.5714285714286">
                <text:p>-28.57142857142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